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style:font-name="LiSong Pro Light"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3.29 23:53   |   <text:a xlink:type="simple" xlink:href="http://palinfo.habago.org/Entry?Command=Information_PrintForum&amp;#FORUM38975"><text:span text:style-name="T1">#</text:span></text:a></text:p>
      <text:p text:style-name="P3">美國ABC <text:line-break/><text:line-break/>陳真 <text:line-break/>2020. 03. 29. <text:line-break/><text:line-break/><text:line-break/>穎芝，我的想法是這樣： <text:line-break/><text:line-break/>戰略性質的東西不太會改變，因為它是一種長期行動方針。但是，去年(2019年)3月25日，美國卻在中美關係上做出了戰略調整，非正式地把中國定位為敵人，成立「應對中國當前危險委員會」（Committee on the Present Danger: China）。 <text:line-break/><text:line-break/>所謂「非正式」，指的是該委員會並非當權者。但這樣一種理解是有點幼稚的。表面上這些人沒有當官，但這意義不大，因為他們呼風喚雨，權力始終掌握在這些真正具有影響力的人手裏，也就是所謂deep state。故意把deep state說成一種陰謀論的人，若非無知，便是故意睜眼說瞎話。 <text:line-break/><text:line-break/>美國的權力事實上遠遠比中國更加集中在極少數人手裏，而且是完全無須問責的(unaccountable)。腦殘才會相信西方什麼民主自由的鬼話。若要說民主，中國才是真正意義上「以民為主」的民主國家之典範。這麼一個簡單的事實，卻花了我許多年才明白。 <text:line-break/><text:line-break/>至於美國這樣一種所謂民主國家，事實上才是權力集中的極端形式，而且是全面性的集權，不光是政權本身，同時也包括經濟金融與貨幣、媒體教育與文化等等所有層面；在這個意義上來看，對內而言，比較接近帝制，權力極度集中，權力無限，而且完全不用負責，可以任意使壞而絲毫不用遭到任何懲罰；對外則不折不扣就是一個完全訴諸於血腥與各種形式之暴力掠奪的帝國；半個多世紀來，發動幾百場侵略戰爭，每天四處姦殺擄掠，強取豪奪，沒有一天不丟飛彈，殺害數千萬人仍面不改色。 <text:line-break/><text:line-break/>deep state 底下有些類似「分身」兼任「走狗」那樣的組織，一方面負責鼓吹與造謠，一方面從中榨取暴利，「2049計畫研究所」便是其中一個主要單位，核心成員大多與戰爭及軍火販賣脫離不了關係；名為研究，其實毫無研究性質，除了撈錢之外，純粹就是鼓動兩岸仇恨與衝突，製造動亂。 <text:line-break/><text:line-break/>你看這個所謂研究智庫，經常發表一些腦殘報告，「鼓勵」腦殘台灣人「戰到一兵一卒」，將可打敗中共云云；每隔一段時間就會跳出來發表腦殘報告，「鼓勵」腦殘台灣人要「全民備戰」，要「恢復兩年徵兵制」，建議台灣政府在家家戶戶配備槍枝彈藥，以便隨時和解放軍一決死戰，勢必將可贏得勝利云云。 <text:line-break/><text:line-break/>我很不喜歡重覆說同樣的話，但大多時候卻也只好如此。事實如此淺顯，難道大家還看不出來誰才是想要傷害我們的敵人，誰是我們的骨肉同胞？對岸善待你都來不及了，怎麼會傷害你？誰會想去傷害自己的親人？ <text:line-break/><text:line-break/>至於那些每天從我們身上吸血，奪取數萬億財富的軍火商與惡名昭彰的國際戰犯，每天叫我們一家老小必須家家戶戶準備槍砲彈藥和對岸同胞殺個血流成河，騙你說這就是為民主自由戰鬥，你真的會相信這些向來在國際上無惡不作、發動侵略戰爭的血腥人渣是關心你的？ <text:line-break/><text:line-break/>理解這些真有那麼難嗎？事實上，理解國際政治或兩岸關係，絕不會比理解一齣八點檔連續劇更難，只是看你是否願意去理解它而已。只要你願意，你隨時可以自己找到真相。抑或是你甘願讓自己在各種令人腦殘的洗腦謊言中繼續自欺欺人，每天講些低能到爆的什麼民主自由，仇視自己真正良善和平而令人尊敬的對岸同胞。 <text:line-break/><text:line-break/>回到之前說的。戰略性質的東西不太會改變，至於戰略底下枝枝節節的舉措言行與政治操弄，相關細節其實就也只是一種細節而不影響既定大局。 <text:line-break/></text:p>
      <text:p text:style-name="P2">穎芝   |  2020.03.29 10:44   |   <text:a xlink:type="simple" xlink:href="http://palinfo.habago.org/Entry?Command=Information_PrintForum&amp;#FORUM38974"><text:span text:style-name="T1">#</text:span></text:a></text:p>
      <text:p text:style-name="P4">從ＡＩＴ莫建的放話，到美軍在南海實彈射擊，隨後美帝智庫還建議台灣要恢復兩年徵兵制，並且每個人家裡都要配槍，這一連串的鋪陳，也許只是向台灣當局透露一個訊息：台灣該向美帝上繳保護費了，或者是要開始執行美帝在台海的代理人（戰爭），好好扮演美帝的「人肉炸彈」，來箝制中國大陸的崛起⋯ <text:line-break/><text:line-break/>以下影片從 08:33 秒看起： <text:line-break/><text:a xlink:type="simple" xlink:href="https://www.youtube.com/watch?v=SP8c8KIklLs"><text:span text:style-name="T2">https://www.youtube.com/watch?v=SP8c8KIklLs</text:span></text:a><text:s/><text:line-break/><text:line-break/>這起南海實彈練習（主文也沒有說在南海發射），美帝的國防部不但沒有公告，也沒有佈告，還是透過非正式管道，經由網路社群 twitter 發出來的訊息，明顯不符合往常美軍實彈訓練的公告程序，實在啟人疑竇上面這一連串的鋪陳，會不會實際只是幾枚「空包彈」？？？ </text:p>
      <text:p text:style-name="P2">鄭豐遠   |  2020.03.29 07:08   |   <text:a xlink:type="simple" xlink:href="http://palinfo.habago.org/Entry?Command=Information_PrintForum&amp;#FORUM38973"><text:span text:style-name="T1">#</text:span></text:a></text:p>
      <text:p text:style-name="P3">伍連德就是現代口罩的發明人。武漢這次疫情，其實就宛如一百年前東北鼠疫的翻版，歷史總是一再重演。只要是中國人做的，不管做得多好，哪怕是值得諾貝爾獎提名的巨大成就，也一律被抹黑低貶成一文不值。從輔文章裡提到的那個法國人 Gérald Mesny 當時應該是代表俄國勢力 (不確定)，與日本在爭奪中國東北的控制權。日本當時的醫療專家代表是一位赫赫有名的北里柴三郎，加上清政府的代表伍連德，三方各自抗疫，實則背後政治明爭暗鬥。 <text:line-break/><text:line-break/>當時國際上包括日俄勢力的醫療專家對鼠疫的認識還只停留在「老鼠-跳蚤-人」這樣的傳播路徑，也就是傳統的腺鼠疫。東北疫區的死者症狀明明就是鼠疫，但該地抓來的一萬多隻老鼠解剖後卻在其體內找不到鼠疫病菌。伍連德透過解剖死者，在多個器官發現了鼠疫病菌，從而確立這種以飛沫人傳人的新形鼠疫-「肺鼠疫」，繼而發明了現代口罩，焚化屍體，並確立了防疫手段，也就是類似武漢方艙醫院的隔離措施。另外伍連德也發現這次攜帶病菌的動物並不是老鼠，而是土撥鼠。 <text:line-break/><text:line-break/>這一切，特別是伍式口罩，在法國人 Gérald Mesny 眼裡看來都很可疑可笑的，Mesny 對此表達深度的不屑，認為你"區區一個中國人"，想出這些怪招，全是毫無用處的東西，不足採信。由於和口罩不共戴天，於是 Mesny 很"勇敢"地帶著團隊，在不戴口罩的狀態下四處視查病人 (只差沒把這叫作自由民主的空氣)，兩天後，團隊患上鼠疫全數陣亡 (鼠疫從感染到死亡之迅速是現代人很難想像的，比新冠肺炎可怕得多，人類是有了抗生素後才真正能對抗鼠疫)。 <text:line-break/><text:line-break/>伍連德對肺鼠疫傳播途徑的發現以及口罩的發明，可以說從東北鼠疫下救了中國，就像現在湖北的封城救了中國一樣。東北鼠疫最後的死亡人數為六萬多人，十年後鼠疫捲土重來，但有了上次經驗，伍連德在充份準備下，把死亡人數降到十分之一，僅六千多人死亡。而這二十年內在鄰國印度，鼠疫死亡人數超過一百萬。 <text:line-break/><text:line-break/>東北鼠疫發生時也是大年初一，而這一切情節，各位不覺得很熟悉嗎? 所以大家不必急，一百年來不曾改變的事，也不會迅速就變了，人心的偏執是這樣一種可悲的事，只有時間的沖刷能慢慢軟化和重塑它。我們的一生可能永遠也看不到這種改變，只要在一些重要的是非對錯上對得起自己的大腦和靈魂，也就夠了。 <text:line-break/><text:line-break/>附註: 伍連德的研究後來使其在國際上聲名大噪，成為首個論文登上醫學權威期刊柳葉刀《Lancet》的中國人，更是第一個被諾貝爾獎提名的中國人。梁啓超曾寫過這樣一段話：「科學輸入垂五十年，國中能以學者資格與世界相見者，伍星聯博士一人而已！」</text:p>
      <text:p text:style-name="P2">孫從輔   |  2020.03.29 05:00   |   <text:a xlink:type="simple" xlink:href="http://palinfo.habago.org/Entry?Command=Information_PrintForum&amp;#FORUM38972"><text:span text:style-name="T1">#</text:span></text:a></text:p>
      <text:p text:style-name="P4">伍連德的貢獻還包括發明現代醫療防護口罩，現今的N95口罩就是其後裔。引用王孟源前幾天的微博： <text:line-break/><text:line-break/>「剛看到很有意思的一篇文章，介紹防護口罩（Respirator，不是面具，Mask）的歷史： <text:line-break/><text:line-break/><text:a xlink:type="simple" xlink:href="https://www.fastcompany.com/90479846/the-untold-origin-story-of-the-n95-mask"><text:span text:style-name="T2">https://www.fastcompany.com/90479846/the-untold-origin-story-of-the-n95-mask</text:span></text:a><text:s/><text:line-break/><text:line-break/>它說最早的對病原體能有效隔離的醫療用防護口罩，是1910年中國東北鼠疫期間，由伍連德博士所發明。他因爲第一個確認那次鼠疫以飛沫傳染爲主，所以自製了防護口罩來保護醫療人員；有一個法國醫生拒絕接受中國人的研究結論，兩天後就挂了。1918年西班牙流感期間， 防護口罩被廣汎使用，但之後西方人就逐漸忘記口罩的防疫作用，到了1972年，是爲了工業防護（例如石棉），3M才開發了現代的N95口罩。根據這篇文章，反復使用後的N95並不會泄露病毒，但是通氣量遞減，最終失去實用性。」 <text:line-break/><text:line-break/>我看完了那篇文章，裡面提到當時伍連德判斷中國東北的鼠疫是空氣傳播，因此提出載口罩的解決方案，還發明了用紗布和棉花製成的口罩。當時那個法國醫生是用種族歧視的口吻批評說：「人們怎麼能聽信一個Chinaman 講的話？」然後他為了証明自己的觀點，不戴伍連德的口罩接觸病人，兩天後就感染鼠疫而亡。 <text:line-break/><text:line-break/>這故事是不是很耳熟？ </text:p>
      <text:p text:style-name="P2">鄭豐遠   |  2020.03.28 08:04   |   <text:a xlink:type="simple" xlink:href="http://palinfo.habago.org/Entry?Command=Information_PrintForum&amp;#FORUM38971"><text:span text:style-name="T1">#</text:span></text:a></text:p>
      <text:p text:style-name="P3">我看了怡靜貼兩個影片。這位伍連德，是我最敬佩的中國人之一，不過我也是孤陋寡聞，一直到去年才知道這個人。當我第一次知道他的事蹟時，內心的感受可謂驚為天人。他的一些在現在眼光看來也許微不足道的發現或發明或防疫手段措施，在人類史上都可說是革命性的，也是世界上第一個被提名諾貝爾獎的華人，但因為諾獎的 50 年保密期，一直到 2007 年此事才為人所知。這 50 年內，他幾乎被中國和世人所遺忘，無人記得他的偉大貢獻。就連他一手創立的中國微生物學會，在接到國際上對於伍連德相關生平的詢問時，竟也一問三不知。 <text:line-break/><text:line-break/>從知道伍連德之後，這個名字就一直在我心裡佔了一個位置，不過，我不知道這麼多關於他的生平細節。由這位同是馬來西亞的華僑"好奇大叔"娓娓道來，也算是一樁美事。這位大叔我有一陣子少看他的影片了，因為有時感覺他似乎挺偏激，有點"大中國民族主義"，講一些話有點越線了。不過，人事物也許不能只從一個角度看。如果你不是一個長期生活在異國的華橋，也許就不能真正明白一個人內心的這些種種"愛國"的心情是從何而來。作為一個同樣在外國土地上生活的華人，我是很能明白這位大叔的心理的。這兩個影片我也強烈建議大家觀看。 <text:line-break/><text:line-break/>這次中國抗疫的整個過程，我一直就感覺有很強烈的"伍連德"作風。我之所以看好中國未來發展，那就是從許多新中國應對大事的作法比如貿易戰和疫情，你都可以看出中國的記憶力非常好，歷史感特別強，非常明顯會從過去的成功和失敗學習，不斷進化。這樣的一個國家和文明若還無法成為世界第一，那真的是沒有天理。</text:p>
      <text:p text:style-name="P2">怡靜   |  2020.03.28 02:09   |   <text:a xlink:type="simple" xlink:href="http://palinfo.habago.org/Entry?Command=Information_PrintForum&amp;#FORUM38970"><text:span text:style-name="T1">#</text:span></text:a></text:p>
      <text:p text:style-name="P4">孤陋寡聞，我竟沒聽過伍連德博士的事蹟。 <text:line-break/><text:line-break/>與細菌爭奪生命的男人（上） <text:line-break/><text:a xlink:type="simple" xlink:href="https://youtu.be/fp9UWGR9z5s"><text:span text:style-name="T2">https://youtu.be/fp9UWGR9z5s</text:span></text:a><text:s/><text:line-break/><text:line-break/>與細菌爭奪生命的男人（下） <text:line-break/><text:a xlink:type="simple" xlink:href="https://youtu.be/sLg83VBKS3A"><text:span text:style-name="T2">https://youtu.be/sLg83VBKS3A</text:span></text:a><text:s/><text:line-break/><text:line-break/><text:line-break/></text:p>
      <text:p text:style-name="P2">陳真   |  2020.03.27 23:00   |   <text:a xlink:type="simple" xlink:href="http://palinfo.habago.org/Entry?Command=Information_PrintForum&amp;#FORUM38969"><text:span text:style-name="T1">#</text:span></text:a></text:p>
      <text:p text:style-name="P3">我有很多重要的東西可以寫，卻完全沒有任何可以連續超過20分鐘的時間可用，很無奈，永遠都是片片段段完全徹底零碎的時間，也許寫個十個字、八個字，就得被迫立即中斷，或是打開比方說二十個檔案，也許兩三分鐘後就得全部又關上去忙其他雜事。在這種情形下，大概也只能寫一些不用大腦、無須查資料的東西。 <text:line-break/><text:line-break/>這輩子大概只有等到死後在陰曹地府，看有沒有辦法跟閻羅王討來一點連續性的時間，而不是永遠只有切割成三、五分鐘甚至切割成幾秒鐘的零碎時間可用。 <text:line-break/><text:line-break/>很多事，必須有一長段(比方說一兩小時)不受打擾的時間，才有可能進行。但現實的生活裏，卻不可能這麼好命。每打幾個字或每看幾秒鐘的書，就得擔心是不是馬上在下一秒鐘就要被迫中斷；要不就只好採用每天只睡三、四小時的拼老命方式，從睡眠中硬是挖出時間來，才有可能做點事。 <text:line-break/><text:line-break/>每次去某家店裏點麵吃，點完之後，我通常就會在椅子上睡著了。有時服務生會把我叫醒說 "麵來了"，有時則會等我醒來，笑嘻嘻地問我要不要重新弄熱。我通常都會選一個靠近柱子可以遮掩的座位，免得讓店家門面難看。有一回，我沒睡著，平常端麵的那位姑娘覺得稀奇，當她端麵上來時就問我 "今天不休息嗎？" <text:line-break/><text:line-break/>以上這些是剛才看牙醫時寫的，不寫不行，要不然我會在候診區馬上睡著。 <text:line-break/><text:line-break/>當我剛剛想到自己這輩子如此艱難的命運時，心裏想著兩件事： <text:line-break/><text:line-break/>一是納悶那些時間多到不知怎麼打發的人。究竟是他們比較慘，還是我比較慘？ <text:line-break/><text:line-break/>時間是如此寶貴的東西，怎麼會有人不想珍惜它，不想好好利用時間做點事，讀點書，或是看要做點什麼有趣或愛做的事也好，怎麼會有人把時間浪費在一些低能、病態而且有害的事情上，例如去看一些低能網站的低能發言來獲取資訊。那些是有毒的垃圾你不知道嗎？ <text:line-break/><text:line-break/>第二件事是：我想到記者。 <text:line-break/><text:line-break/>記者不就是報導現實，揭露真相嗎？但是，事實上，我們的記者到底在幹嘛呢？如果我是記者，絕對不會辜負這項重要的工作，我會像John Pilger那樣，或是像WSWS的記者那樣，以記者的特殊身份，認真地做許多旁人不一定能夠做的深入調查，我一定會憑著良心寫東西。我也絕不會去看什麼PTT還是PPT(我從未看過)或什麼爆料公社，抄一些毫無營養的低能東西來報導，也絕不會眛著良心造謠撒謊，充當邪惡勢力的走狗。 <text:line-break/><text:line-break/>我知道巴勒網有一大堆記者在看，你們真該摸摸自己的良心，善用自己的職責，而不是敷衍了事，更不是每天充當走狗造謠撒謊。我(們)不是記者，沒有記者證，沒有權力在媒體上刊登東西，尚且努力做一點有益眾人之事，盡力說一點真相與良心話，難道身為記者的你們，不會感到愧對職責？ <text:line-break/><text:line-break/>任何行業其實都一樣，比方說醫生，如果你沒法為病患盡心盡力，那你根本不應該當醫生。憑什麼記者就可以糟蹋自己的這份職業？</text:p>
      <text:p text:style-name="P2">陳真   |  2020.03.27 11:50   |   <text:a xlink:type="simple" xlink:href="http://palinfo.habago.org/Entry?Command=Information_PrintForum&amp;#FORUM38968"><text:span text:style-name="T1">#</text:span></text:a></text:p>
      <text:p text:style-name="P3">生物武器：一個更陰暗的未來(11) <text:line-break/><text:line-break/>陳真2020. 03. 27. <text:line-break/><text:line-break/><text:line-break/>我在世界軍人運動會上找不到歷屆資料，但能夠找到底下這個： <text:line-break/><text:line-break/>「军运会到目前为止一共办过7届，从1995年开始，每四年一届。 <text:line-break/>第一届在意大利罗马，美国获得了6金7银8铜排第八。 <text:line-break/>第二届在克罗地亚萨格勒布，美国8金10银8铜，位居第八。 <text:line-break/>第三届在意大利卡塔尼亚，美国1金1银2铜，位居第12名。 <text:line-break/>第四届在印度海得拉巴，美国2金6银2铜，位居第15名。 <text:line-break/>第五届在巴西里约热内卢，美国1金、1银、5铜，排名第30名。 <text:line-break/>第六届在韩国闻庆市，美国2金、2银、2铜，排名与瑞士并列第23名。 <text:line-break/>第七届在中国武汉市，美国0金，3银，5铜，排第35名。」 <text:line-break/><text:line-break/>美國每一次都有參加，但以武漢這次表現最差，沒有任何金牌，總排名35。過去最佳排名第8，但實際上最近這兩三屆表現都差不多。這回比較特別的是多位參賽美軍「感冒」，引發肺炎。 <text:line-break/><text:line-break/>美國對外宣稱是「瘧疾」。但是，五個來參賽的美軍同時得瘧疾幾乎是不可能的事，因為中國並沒有瘧疾的本土病例，美國也不是盛行瘧疾的非洲，怎麼可能剛好派來五個同時得瘧疾的美軍參賽？最大的可能性就是新冠病毒，而非瘧疾。 <text:line-break/><text:line-break/>而且，其中有位荷裔美籍女軍官叫  Maatja Benassi，據美國一些民間人士的調查，她有個親戚叫Matthew Benassi，就是在隸屬美國陸軍的 Fort Detrick 生物武器實驗室工作，另外有個親戚叫 Benny Benassi，正是荷蘭的第一位新冠肺炎病人。(這些親屬資料與工作經歷，我無法進一步核實，請大家自行判斷。)   <text:line-break/><text:line-break/>去年8月，Fort Detrick 因為管理不當、疑似病原體外洩而被迫緊急關閉，該實驗中心近千名員工遭勒令隔離檢疫，並隨即於9月爆發所謂「流感」的大流行。根據美國CDC(疾管中心)統計，造成美國至少三千六百萬人感染，35萬人住院，並導致2萬多人死亡。在這期間並爆發數千個神祕肺炎案例。美國官方對外宣稱這是 (應該沒有人會相信的) 什麼電子煙肺炎，說是吸電子煙引起，並開始大量刪除有關Fort Detrick 與當時相關肺炎疫情的報導。 <text:line-break/><text:line-break/>10月底，美軍就來到武漢參加世界軍人運動會，五位美軍生病，美國對外說是瘧疾。一個多月後，疫情在武漢爆發。今年2月24日，一些日本醫學專家認為美國所宣稱的三千多萬人「流感」大流行，其中有些病人很可能就是新冠病毒肺炎。美國立即跳出來駁斥。 <text:line-break/><text:line-break/>可是，今年3月11日，美國疾管中心（CDC）主任 Robert Redfield 在眾議院聽證會上承認他們有對一些死者進行解剖，證實部份所謂流感死亡病例確實就是新冠病毒患者。 <text:line-break/><text:line-break/>從今年2月到現在，「世界衛生組織」多次要求派遣專家前往美國協助調查疫情，美國一概拒絕。在美國國內，官方亦把相關疫情定調為國安機密，禁止非經審核通過之專家學者參與會議或取得相關資料。 <text:line-break/><text:line-break/>這回疫情其實已經很清楚，美國才是病毒源頭。美方要反駁此事很簡單，只要釋出相關病例資料或接受外界調查。除非心裏有鬼，否則有何好隱瞞？ <text:line-break/><text:line-break/>至於台灣這些齷齪下流的人渣媒體，例如自由時報，居然到現在都還每天以頭條新聞睜眼說瞎話，不斷眛著良心造謠抹黑中國大陸。這些綠色人渣的無恥程度，真是很難想像。</text:p>
      <text:p text:style-name="P2">穎芝   |  2020.03.27 09:43   |   <text:a xlink:type="simple" xlink:href="http://palinfo.habago.org/Entry?Command=Information_PrintForum&amp;#FORUM38967"><text:span text:style-name="T1">#</text:span></text:a></text:p>
      <text:p text:style-name="P3">底下視頻從 12:28 到 17:37 ，唐湘龍的這一段論述，說明美帝從不派隊去參加世界軍運會，去年卻破天荒地第一次去參加在武漢舉行的軍運會，而總體得名是第 36 名⋯ <text:line-break/><text:line-break/><text:a xlink:type="simple" xlink:href="https://www.youtube.com/watch?v=rEU0k02YUdE"><text:span text:style-name="T2">https://www.youtube.com/watch?v=rEU0k02YUdE</text:span></text:a><text:s/><text:line-break/><text:line-break/>排名之爛，令人不得不懷疑美帝去武漢參加軍運會難道是『志在「放毒」，不在得名』？ <text:line-break/><text:line-break/>以上只是個人臆測。</text:p>
      <text:p text:style-name="P2">許世勤   |  2020.03.27 08:55   |   <text:a xlink:type="simple" xlink:href="http://palinfo.habago.org/Entry?Command=Information_PrintForum&amp;#FORUM38966"><text:span text:style-name="T1">#</text:span></text:a></text:p>
      <text:p text:style-name="P4">看到懷軒說的，台灣媒體報導能力的低下與惡劣， <text:line-break/>我想會逛巴勒網的人應該是心有戚戚吧？ <text:line-break/>自從我把每日新聞來源鎖定為Russian Today之後， <text:line-break/>有時候回過頭來看台灣媒體的報導， <text:line-break/>同樣一件事，在台灣卻彷彿活在另一個世界。 <text:line-break/>媒體透過特定剪輯，吹捧或妖魔化某些對象， <text:line-break/>至少在Russian Today很少看到， <text:line-break/>但在台灣這似乎成為了一個常態。 <text:line-break/>昨天回家看到東森新聞在報導上海包機載民眾返台的事， <text:line-break/>還特別強調了回台民眾嫌「機票比以往貴」。 <text:line-break/>一般人看了直覺式的反應就是「那你就不要回來啊」， <text:line-break/>然後還會覺得「這個政府防疫做得這麼好，如果出現破口都是這些「投降中國」的人害的！」 <text:line-break/>「防疫國家隊世界第一」「台灣防疫經驗值得世界借鑑」...等等一番自我吹噓。 <text:line-break/>另外，我女朋友提到最近有人從「加州」回台， <text:line-break/>卻「堅持」要在這個非常時期去他們中心「取卵」， <text:line-break/>但她為什麼不用自我隔離14天？這導致他們中心這幾天必需徹底消毒， <text:line-break/>增加了他們額外的工作負擔。 <text:line-break/>當然，薪水並不會因此增加。 <text:line-break/>台灣在面對歐美日的時候，總是極盡可能的搖尾乞憐， <text:line-break/>卻向對岸大陸同胞齜牙裂嘴，因為這會讓台灣人覺得有「尊嚴」。 <text:line-break/>雖然我不知道這是哪門子的尊嚴... <text:line-break/></text:p>
      <text:p text:style-name="P2">穎芝   |  2020.03.27 07:36   |   <text:a xlink:type="simple" xlink:href="http://palinfo.habago.org/Entry?Command=Information_PrintForum&amp;#FORUM38965"><text:span text:style-name="T1">#</text:span></text:a></text:p>
      <text:p text:style-name="P3">義大利專家：高度疑似新冠病毒或於去年底已在義大利北部出現⋯ <text:line-break/><text:a xlink:type="simple" xlink:href="https://youtu.be/HkODiu7ZE90"><text:span text:style-name="T2">https://youtu.be/HkODiu7ZE90</text:span></text:a><text:s/></text:p>
      <text:p text:style-name="P2">孫從輔   |  2020.03.27 05:07   |   <text:a xlink:type="simple" xlink:href="http://palinfo.habago.org/Entry?Command=Information_PrintForum&amp;#FORUM38964"><text:span text:style-name="T1">#</text:span></text:a></text:p>
      <text:p text:style-name="P4">美國國防部下令海外駐軍未來60天停止人員流動，以防止新冠肺炎疫情在軍中蔓延。這真是最近有關全球疫情的新聞中最「鼓舞人心」的一個，沒有之一。只要美軍稍微「克制」一下，全世界受益人數絕對能超過疫情中受害人數。真心希望美軍能「堅持下去」。 <text:line-break/><text:line-break/>// <text:line-break/>新華社：美國國防部下令海外駐軍未來60天停止人員流動 <text:line-break/><text:a xlink:type="simple" xlink:href="http://www.xinhuanet.com/mil/2020-03/26/c_1210531164.htm"><text:span text:style-name="T2">http://www.xinhuanet.com/mil/2020-03/26/c_1210531164.htm</text:span></text:a></text:p>
      <text:p text:style-name="P2">懷軒   |  2020.03.27 01:11   |   <text:a xlink:type="simple" xlink:href="http://palinfo.habago.org/Entry?Command=Information_PrintForum&amp;#FORUM38963"><text:span text:style-name="T1">#</text:span></text:a></text:p>
      <text:p text:style-name="P3">國內的媒體幾乎已經不能看了，唯一偶而還會看一下的大約就是聯合報系、聯合新聞網，認為這媒體還有起碼的中立性。但在今年選舉過後，我感覺這媒體明顯的轉向了。是817萬的"真"民意讓他們"醒悟"了嗎？還是說穿了民眾這麼蠢，不跟隨民意賺一下黑中仇中的大財太對不起報社裡的員工？這幾個月的態度由選前的大致持平報導(在兩岸關係上)，不太帶有甚麼特定立場；到選後開始面對中國的訊息變的戲謔、輕浮，酸，甚至現在也加入黑的行列。轉向也太明顯，不知道有沒有人跟我有一樣感覺？ <text:line-break/><text:line-break/>今天早上看到一則聯合新聞網上的新聞我就炸了，標題是：躺著也中槍？陸媒指「義國是疫情發源地」學者氣炸。 <text:line-break/><text:a xlink:type="simple" xlink:href="https://reurl.cc/4R3jg2"><text:span text:style-name="T2">https://reurl.cc/4R3jg2</text:span></text:a><text:s/><text:line-break/>內文裡面指稱的來源是環球時報，由於我有在關注環球時報，不記得見過環球這樣的報導，也不像是中國官媒會說的話。一查，果然是斷章取義，加油添醋地自我引申。原始報導在這： <text:line-break/><text:a xlink:type="simple" xlink:href="https://reurl.cc/GVb4VA"><text:span text:style-name="T2">https://reurl.cc/GVb4VA</text:span></text:a><text:s/><text:line-break/>環球是有相關新聞，但是是說"中国疫情暴发前，病毒或已在意大利传播了"，26日時又發了另一篇報導，也是在說義大利研究的結果，新冠病毒很可能在1月時就已經在義大利傳播。 <text:line-break/><text:a xlink:type="simple" xlink:href="https://reurl.cc/V65NXn"><text:span text:style-name="T2">https://reurl.cc/V65NXn</text:span></text:a><text:s/><text:line-break/><text:line-break/>這兩篇報導通篇可沒說過"病毒來源是義大利"這種話。聯合發這種假新聞完全就是惡劣，雖然來源是中央社，但簡單查證一下應該不難，我找到原始報導也不過花三分鐘；再說中央社餵的稿，你聯合一定得登嗎？現在抹黑中國在臺灣正當道，所以要跟風一下嗎？真是令人覺得身在臺灣好像頭上戴著混濁又重鹹的醬菜缸一樣，所有的惚弄與謊言罩頂，要是忍不住想呼吸一口氣，就會被嗆個回老家。 <text:line-break/><text:line-break/>懷軒</text:p>
      <text:p text:style-name="P2">陳真   |  2020.03.26 01:52   |   <text:a xlink:type="simple" xlink:href="http://palinfo.habago.org/Entry?Command=Information_PrintForum&amp;#FORUM38962"><text:span text:style-name="T1">#</text:span></text:a></text:p>
      <text:p text:style-name="P3">謝謝宜修。 <text:line-break/><text:line-break/>當初留言給書店老闆請他不要賣，主要是因為有人願意看這樣一本小冊子就已經很感激了，倒貼郵費運費都行，怎麼還要給人家收八百塊？做為作者，我並沒有想拿它來賣錢，突然看到自己的「小孩」淪為一種高價商品，感覺很奇怪。 <text:line-break/><text:line-break/>並非憤怒，只是覺得彆扭。畢竟一個人或一個東西，一本書，一篇文字，乃至一個標點符號，理當有著一種適合他或它自己的氣味或靈魂，並不是每個人或物都適合待價而沽或站上伸展台搔首弄姿。 <text:line-break/><text:line-break/>J.D. Salinger生前死後成立了一個基金會，目的只有一個，就是阻止「麥田捕手」或有關作者本人的一切事物成為另一種商品，比方說搬上銀幕。好萊塢不管開多高的價錢，Salinger就是不賣版權，因為這已經不是錢的問題，而是靈魂的屬性問題了。 <text:line-break/><text:line-break/>每個人做每件事總有他自己的想法，因時制宜，倒也沒有說哪種作法比較對。因此，我並不討厭這位老闆，至少他並沒有惡意，純粹只是手上有這麼一本小冊子，於是就隨便開個價，上網拍賣，如此而已。 <text:line-break/><text:line-break/>我能理解他，但他應該是沒法理解我 (其實也不需要理解)。能下架最好，不下架也無所謂，我就當做沒看見；就如他所說，「又不是盜印，應該可以賣」，畢竟賣書是他的工作。 <text:line-break/><text:line-break/>三十多年前，在我還沒成年時，就已經開始投稿寫東西。當時我的稿酬是一個字一塊錢，標點符號也是一個一塊錢，其實挺好賺。當時一碗麵才10多塊，我只要多打幾個逗點就能吃上一餐。 <text:line-break/><text:line-break/>寫了那麼多年，特別是黨外時代，少說也有上百萬字。但我並沒有成為百萬富翁，依然赤貧，前後長達十年，一貧如洗，非常慘烈。 <text:line-break/><text:line-break/>我知道各位不可能體會、甚至也不會相信我在念大學時窮到何種地步，跟遊民、乞丐完全沒兩樣，一度瘦到連40公斤都不到，只有我現在體重的一半，每天喝生水，每天處於極度的饑餓狀態，非常痛苦，飽受羞辱，一年三百六十五天，差不多只有五天是能吃飽的，過著一種完全非人的生活。 <text:line-break/><text:line-break/>有一陣子實在太窮，連房租也付不起了，於是就「住在」高雄火車站的候車室，以車站為家，深夜裏常被警察驅趕。我知道一個乞丐或遊民是過著什麼樣的生活，因為我自己就是了。 <text:line-break/><text:line-break/>既然寫稿那麼好賺，為什麼我沒有一上大學就成為百萬富翁？因為我不想從別人的痛苦中 (例如雛妓、童工、病童與原住民等等) 獲得一絲利益，我也不想從所謂「追求公義」中獲得任何好處，於是我把我的所有稿費、黨外雜誌社的薪水與各種政治或社運活動所得，幾乎全數捐出，捐給現在這個掛人權羊頭賣政治狗肉的所謂台灣人權促進會，捐給家扶中心，捐給世界展望會，捐給比我更窮的人，同時還認養了很多 (原住民) 小孩。 <text:line-break/><text:line-break/>旁人不知道這一切，納悶我為何如此貧窮，但我知道自己在做什麼；非不為也，實不能也，我就是沒法違背自己心裏的某個聲音。 <text:line-break/><text:line-break/>現在我說出一點端倪，並非出於任何道德虛榮，而只是想講一種「非賣品」 ，一種揮之不去的內在感情。 <text:line-break/><text:line-break/>貧窮的日子很恐怖，饑餓的折磨很痛苦，但我終究還是熬過來了。長年的貧窮，骨瘦如柴，宛如難民，身體難免要受點永久性的傷害，但精神上、情感上也許還保持著某種完整。  <text:line-break/><text:line-break/>感情永遠是一種「單行道」，並非買賣交易，它其實不需要任何回報；它的存在本身，就是它最好的「回報」。講這些怪異往事，不會給自己加分；畢竟在這種現實至上的社會裏，凡事以權位做為一種衡量，對一個不具任何發言份量的人來說，別說加分，恐怕只會讓我自己更顯得古怪與污名化而已。但我終究知道自己在做什麼，我知道自己仰賴著一種什麼樣的力量過活。 <text:line-break/><text:line-break/>人們常說以命相許，也許就是這麼一種感覺。人們擄獲我的心，所以我也要把我的生命許給眾人。卑微心意儘管微不足道，但它終究出於內在真實。世上總該有些東西是「非賣品」，而非以價格或地位權勢來衡量。</text:p>
      <text:p text:style-name="P2">吳宜修   |  2020.03.25 22:02   |   <text:a xlink:type="simple" xlink:href="http://palinfo.habago.org/Entry?Command=Information_PrintForum&amp;#FORUM38961"><text:span text:style-name="T1">#</text:span></text:a></text:p>
      <text:p text:style-name="P4">巴勒網的各位好，我也想盡一點自己微不足道的力量試著發聲。 <text:line-break/><text:line-break/>關於露天網站上販賣《伊拉克淪陷記實》的問題，我剛剛也有去檢舉了。理由如下: <text:line-break/><text:line-break/>按著作權法第五十九條之一，合法來源之二手書可隨意轉賣，但此條揭露之"第一次銷售原則"非絕對適用，素有爭論。尤其本書根本未曾"銷售"，作者未曾受"保護"，反圖利轉賣方，違反作者著作之本意，顯有失法理。 <text:line-break/><text:line-break/>我不是法律專業但想提供一下個人的看法，依照刑法第339條第2項詐欺取財罪的條文來看:「意圖為自己或第三人不法之所有，以詐術得財產上不法之利益或使第三人得之者」，其一是二手書不是不法所有，其二是商家沒用詐術，其三難謂之不法利益(牽涉著作權法)。顯然連構成要件都不滿足。 <text:line-break/><text:line-break/>而著作權法第59條之一又規定:「在中華民國管轄區域內取得著作原件或其合法重製物所有權之人，得以移轉所有權之方式散布之。」，意思是合法取得的二手書，可以自己賣掉(轉移所有權)，而不用受同法第22條所謂的:「著作人除本法另有規定外，專有重製其著作之權利。」之限制。第59條之一等於是第22條條文裡面說的"另有規定"。 <text:line-break/><text:line-break/>法律所謂的"另有規定"數不勝數，很多還不在同一部法律，甚至法源根本不是法律條文。就算不明文另有規定，司法的解釋(大法官解釋或司法院判例或法院判決等等)也是另一種有實質的"規定"(解釋)，在某種程度上說，似乎哪一派的聲勢較高，規定就能解釋成什麼樣子。 <text:line-break/><text:line-break/>回到《伊拉克淪陷記實》的著作權問題，我認為現代法律的特點是建立在金錢制度之上，因為貨幣給了一切事物量化的絕對手段，給了萬物普世標準，把高貴和低賤的，抽象和具體的，把一切在貨幣之外不能一概而論的東西全部囊括在內。這對法律是關鍵的，因為法律的實踐意義不在於分辨真假對錯，而在於解決爭端，因此也在於提供一個絕對衡量的標準，而不管這個標準公不公正，儘管不公正的法律會危害穩定性，從而不可能毫無顧忌，但第一標準絕對不是公正。 <text:line-break/><text:line-break/>因此著作權的問題即使牽涉到很精神層面的東西，也必定要用貨幣來衡量，沒有經濟價值的著作權應該是不會被正式法律承認的。當然，這問題可能可以繞好幾個彎，就像法律把精神傷害轉換成賠償金那樣，就像法律經濟學對傳統法學的形而上概念重新建構一遍那樣，但我相信這完全是本末倒置，是現代貨幣觀念對人格的侵蝕，即使貨幣有他良好的一面，賦予了個人"自由"。我相信這種貨幣觀念主宰的現代制度是必要的，但我同時也相信他破壞了人類之間最寶貴的東西，靈魂的等級秩序，而代之以平等的空虛，代之以"自由"，這自由絲毫不規定個人應該做什麼，應該承受何種義務，受到何種指引，而只給予消極的不受規定的自由。 <text:line-break/><text:line-break/>借用西美爾的一段話，我相信，我們的努力只可能從貨幣經濟學(以及以之為基礎的法律體系)結束和尚未開始的地方起步。陳真先生的抗議可能不具有法律意義，也就是在這個具體事件中不具有貨幣觀念上的著作權，但出於對精神上著作權的敬佩，即使法律不能保護，我也為我心中的法律而努力。 <text:line-break/><text:line-break/></text:p>
      <text:p text:style-name="P2">穎芝   |  2020.03.25 16:49   |   <text:a xlink:type="simple" xlink:href="http://palinfo.habago.org/Entry?Command=Information_PrintForum&amp;#FORUM38960"><text:span text:style-name="T1">#</text:span></text:a></text:p>
      <text:p text:style-name="P3">【德特里克堡所在州新冠病毒檢測確診率高達72%，遠遠高於全美平均13%⋯】 <text:line-break/>德特里克堡美軍生物實驗基地所在的馬里蘭州，目前新冠檢測了338人，其中244人陽性，陽性率72.1%；馬里蘭毗鄰的德拉瓦州，檢測了92人，56例陽性，陽性率60.8%；不遠的重災區新澤西1914/2290，陽性率83.5%，均遠遠超過目前美國平均水平⋯ <text:line-break/><text:line-break/>A timeline of the COVID-19 cases in Maryland <text:line-break/><text:a xlink:type="simple" xlink:href="https://reurl.cc/b5X0A6"><text:span text:style-name="T2">https://reurl.cc/b5X0A6</text:span></text:a><text:s/><text:line-break/><text:line-break/>Coronavirus daily updates: Frederick County has second COVID-19 case <text:line-break/><text:a xlink:type="simple" xlink:href="https://reurl.cc/KkANzp"><text:span text:style-name="T2">https://reurl.cc/KkANzp</text:span></text:a><text:s/><text:line-break/><text:line-break/>COVID-19 Update For March 22, 2020: DPH Announces Eleven Additional Positive Cases <text:line-break/><text:a xlink:type="simple" xlink:href="https://reurl.cc/O109W7"><text:span text:style-name="T2">https://reurl.cc/O109W7</text:span></text:a><text:s/><text:line-break/><text:line-break/>Coronavirus Disease 2019 (COVID-19) Cases in U.S. <text:line-break/><text:a xlink:type="simple" xlink:href="https://reurl.cc/AqkoNQ"><text:span text:style-name="T2">https://reurl.cc/AqkoNQ</text:span></text:a><text:s/></text:p>
      <text:p text:style-name="P2">陳建廷   |  2020.03.25 13:17   |   <text:a xlink:type="simple" xlink:href="http://palinfo.habago.org/Entry?Command=Information_PrintForum&amp;iPage=1#FORUM38959"><text:span text:style-name="T1">#</text:span></text:a></text:p>
      <text:p text:style-name="P3">好的，已將拍賣網頁下架了。</text:p>
      <text:p text:style-name="P2">陳真   |  2020.03.25 12:43   |   <text:a xlink:type="simple" xlink:href="http://palinfo.habago.org/Entry?Command=Information_PrintForum&amp;iPage=1#FORUM38958"><text:span text:style-name="T1">#</text:span></text:a></text:p>
      <text:p text:style-name="P4">謝謝建廷，不過這樣不太好喔，因為旁人分不清誰是誰，會以為我們在亂喊價。 <text:line-break/><text:line-break/>再說，也沒剩幾本了。若雪家書只剩兩本，我自己會留一本，另一本剛剛有人要了。伊拉克只剩十幾本，打算讓它絕版不再印，因為資料落後十年以上，若要再版，就得把過去十幾年的狀況全補上，但我不打算這麼做了。 <text:line-break/><text:line-break/>總之，此一構想並不妥。至於靜站，大家愛來不來沒關係，不用特別宣傳。</text:p>
      <text:p text:style-name="P2">陳建廷   |  2020.03.25 12:09   |   <text:a xlink:type="simple" xlink:href="http://palinfo.habago.org/Entry?Command=Information_PrintForum&amp;iPage=1#FORUM38956"><text:span text:style-name="T1">#</text:span></text:a></text:p>
      <text:p text:style-name="P3">我直接在露天拍賣開1元的網頁(不能賣0元)，順道推廣靜站活動，這樣應該沒有人會去買800元的書，不知這樣可好？ <text:line-break/><text:line-break/>若OK，歡迎有拍賣帳號的巴勒網友一起上架「伊拉克淪陷記實」。 <text:line-break/><text:line-break/><text:a xlink:type="simple" xlink:href="https://goods.ruten.com.tw/item/show?22013379619531"><text:span text:style-name="T2">https://goods.ruten.com.tw/item/show?22013379619531</text:span></text:a><text:s/><text:line-break/><text:line-break/>----- <text:line-break/><text:line-break/>（一）本書在網路上有免費電子版，請搜尋關鍵字＂伊拉克淪陷記實＂、＂紀念若雪巴勒斯坦資訊網＂於「紀念若雪巴勒斯坦資訊網」站內下載。 <text:line-break/><text:line-break/>（二）全新品。 <text:line-break/><text:line-break/>（三）交易方式暫限面交。「紀念若雪巴勒斯坦資訊網」於每個月會挑一個周六在美國在台協會(台北市內湖區金湖路100號)靜站，可於靜站活動時面交，並請作者陳真醫師簽名。更進一步資訊請直些連繫「紀念若雪巴勒斯坦資訊網」。 <text:line-break/><text:line-break/><text:line-break/></text:p>
      <text:p text:style-name="P2">陳真   |  2020.03.25 10:36   |   <text:a xlink:type="simple" xlink:href="http://palinfo.habago.org/Entry?Command=Information_PrintForum&amp;iPage=1#FORUM38955"><text:span text:style-name="T1">#</text:span></text:a></text:p>
      <text:p text:style-name="P3">謝謝建廷，好久不見。這事就隨它去了。我也認為應該沒有違法。相信應該也不會有笨蛋花八百元跟他買才對。</text:p>
      <text:p text:style-name="P2">陳真   |  2020.03.25 10:32   |   <text:a xlink:type="simple" xlink:href="http://palinfo.habago.org/Entry?Command=Information_PrintForum&amp;iPage=1#FORUM38954"><text:span text:style-name="T1">#</text:span></text:a></text:p>
      <text:p text:style-name="P4">剛剛打電話給那個賣我的伊拉克小冊子的書店老闆，在台中，叫做百利舊書坊。我跟他說我是作者，我這書不賣錢，非賣品，請他也不要賣。他說，只要是印出來的東西都可以賣。我請他再想一想這事情的合理性。 <text:line-break/><text:line-break/>其實我並不知道是否合法。他的意思是，他並沒有盜印，只是拿來賣，如果有人要買，有何不可？ <text:line-break/>若有懂法律的人，請問這老闆講的是否正確？ <text:line-break/><text:line-break/>他意思是說，他並沒有從網路上抓我的文章來印成書販賣，他只是把手上一個現成的東西賣掉。 <text:line-break/><text:line-break/>其實我也不知道合法與否，所以也沒跟他爭執，只是請他再想一想。 <text:line-break/><text:line-break/>其實我也常想到這問題。我過去手頭上有很多東西，後來送給慈林及吳三連文教基金會，雖然都是非賣品，但其實具有相當的價值，若要賣錢，肯定還能賣上一些錢，比方說我有美麗島事件發生時的現場錄音，也有許信良和彭明敏等人當年準備遷黨(台灣民主黨) 回台、後來導致機場事件的美國行前會議錄音帶，也有自己三十年前的叛亂案傳票與判決書，還有大學時代針對腦殘同學們而寫的一些幼兒園等級之反國民黨文章集結成冊等等等。 <text:line-break/><text:line-break/>我現在手上還有一些已成歷史人物例如吾友柏楊先生、黃紀男先生的信件，也有一些檯面上黨外大老們例如姚嘉文、陳菊、林弘宣當年的信件或個人物品，以及各種錄音帶或照片、錄影帶等等等。這些都是非賣品，著作權屬於誰？我也不知道，但是既然是寫給我的信或送我的東西，當然所有權就應該屬於我才對。 <text:line-break/><text:line-break/>我不會拿來賣，但我如果哪天真想賣它，應該合法吧？那位老闆的意思似乎是這樣，於是我就無言了，只能請大家不要去買。需要這本伊拉克小冊子的人，直接跟我要就好，免費的，我寄給你，連郵資都不用你付。 <text:line-break/><text:line-break/>另外，剛剛竟然收到紐約時報的一封電子信，我沒印象我有訂閱這東西。那封信是希望讀者付款訂閱，內文標題寫著："揭露真相需要勇氣、獨立性以及你的支持"。真是有點好笑。這些長年造謠抹黑的媒體，跟 "勇氣" 真是差了十萬八千里。不過，紐約時報有時號稱左派報紙，相對來講，還是屬於比較好一點點的媒體，尚且如此卑鄙，何況其它媒體。 <text:line-break/><text:line-break/>阿遠貼的網址我看了，很荒唐。紐約時報居然在不到20分鐘內連續發出兩篇文章，第一篇是譴責中國的封城措施是 "對於人們的生活與自由極大的傷害"。20分鐘後又發另一文，讚揚義大利的封城措施是 "犧牲自我經濟" 的高貴行為。 <text:line-break/><text:line-break/>30 幾年前，我聽一位在美國求學剛返國的前輩說他有一次去聽Noam Chomsky演講，聽他講了一個真實的笑話。Chomsky說，他太太發現他睡覺時都會磨牙，把牙齒都磨壞了，於是跑去看牙醫，但找不到磨牙的原因 (其實應該來掛我這一科才對)。不過，後來找到原因了，Chomsky說，原來他每次看紐約時報，對其無恥，往往看得咬牙切齒，晚上就會開始磨牙。</text:p>
      <text:p text:style-name="P2">陳建廷   |  2020.03.25 09:48   |   <text:a xlink:type="simple" xlink:href="http://palinfo.habago.org/Entry?Command=Information_PrintForum&amp;iPage=1#FORUM38953"><text:span text:style-name="T1">#</text:span></text:a></text:p>
      <text:p text:style-name="P3">就之前買二手書的經驗，那家佰俐書坊是二手書商，陳真去留言後來看不到，是因為拍賣網站有賣家可過濾留言的機制。就法律面來說，販賣該書無違法之虞，所以賣家應該不會撤件，但仍可嘗試持續檢舉該商品讓他下架。 <text:line-break/><text:line-break/>另一個辦法是，讓善用網路者不會去他那裡買這本書，讓網友一搜尋＂伊拉克淪陷紀實＂、＂陳真＂、＂紀念若雪巴勒斯坦資訊網＂等關鍵字就知道巴勒網這裏有實體贈書、有電子版可下載，不需要購買。但那家二手書商似乎在台中北屯有實體店面，可能有讀者會從實體店面買下。 </text:p>
      <text:p text:style-name="P2">鄭豐遠   |  2020.03.25 04:40   |   <text:a xlink:type="simple" xlink:href="http://palinfo.habago.org/Entry?Command=Information_PrintForum&amp;iPage=1#FORUM38952"><text:span text:style-name="T1">#</text:span></text:a></text:p>
      <text:p text:style-name="P3">這是央視的一個新聞網站貼的: <text:line-break/><text:a xlink:type="simple" xlink:href="http://m.news.cctv.com/2020/03/12/ARTIcLjh7nUhRFm76SHHewts200312.shtml"><text:span text:style-name="T2">http://m.news.cctv.com/2020/03/12/ARTIcLjh7nUhRFm76SHHewts200312.shtml</text:span></text:a><text:s/><text:line-break/><text:line-break/>同樣是封城，同樣是使用無人機，同樣是打擊病毒傳播的社會管理手段，只要是中國做的，就是違反人權，就是侵害人民自由，換成西方國家做的，卻又成了犧牲自我經濟的努力。 <text:line-break/><text:line-break/>所謂嘴上說不要，身體卻很老實。幾個禮拜前，我還常聽到澳洲人批評中國的防疫政策切斷了人和人之間的正常關係連結，說把人關在家裡，逼人們停止社交或戶外運動，強迫人們要戴口罩，不人道又不自由。如今呢? 人們見面連手也不敢握，講話隔得遠遠的，大家突然間標榜起所謂 social distancing (保持社交距離) 來了，一些西方人更是忍不住自己乖乖戴上了口罩。這也不過是短短一個禮拜內發生的事，整個社會前後判若兩人。 <text:line-break/><text:line-break/>我看了真的很無言。但其實，只要你夠理解西方人，你就會知道這一系列操作都是合情合理，毫無"違合感"的，也就是這就是一種西式常規儀式，裡頭並沒有不一致的問題。你批評它，反而顯得你很狀況外，因為你根本沒搞清楚人家的這套文化脈絡。這就像西方人看到中國人過年長輩給晚輩紅包，晚輩推三阻四，一付打死不拿的模樣，長輩好說歹說，說到最後都快生氣了，晚輩才"不甘不願"地收下，而這個小紅袋子裡其實也才沒多少錢。這個既定流程運行了幾千幾百年，不曾看過哪個例外的結局，沒看過有哪個人不收長輩紅包的。這時候，你若認真批評起中國人這種習俗，說其虛偽，言行不一致，浪費時間在重覆一些鎖碎的金錢數目上，那不是很狀況外嗎? 哪個中國人會鳥你的批評? 我們只會在心裡說你是住火星嗎? 搞不清楚狀況吧? 要不要回去重新念一下小學? <text:line-break/><text:line-break/>以上的比喻我不知道有多少人能體會? 但比喻畢竟只是比喻，我真正的要說的是面對西方，你的背動批評作用不大的，更要主動反擊，而不能乖乖挨打，否則只能永遠淪為人家的沙袋，任其霸凌。中國外交發言人最近的一系列舉動，正說明了這一點。因為這是一場戰爭，慢條斯理講道理作用不大的。你潔身自愛充滿正當性，人家可是要把你抄家滅族的豺狼虎豹，口頭輿論佔你便宜都算客氣了。 <text:line-break/><text:line-break/>上禮拜一個澳籍華裔女子到北京，理應接受國內的各種隔離規範 (每個國家都有相關隔離法規)，但她卻大喇喇外出跑步並且不戴口罩，很快被防疫人員抓包，她扺死不從，義正嚴辭地說她有外出跑步和不帶口罩的自由，還大喊救命，說防疫人員搔擾她。後續大家應該都知道了，她任職的拜爾公司將其辭退，中國令其限期離境。 <text:line-break/><text:line-break/>這就是一個受輿論病毒洗腦的典型患者，我常覺得許多華人十分奇怪 (特別是華人女性，原因未知)，似乎對西方輿論完全沒有扺抗力，完全不能認知其病毒本質。說病毒是種比喻，實際就是一種詐騙和洗腦。要知道西方人自己可沒那麼笨，當西方批評起其他國家或民族沒有自由沒有人權時，什麼冠冕堂皇的話都說得出來，但一旦同樣的舉措施行在自己的社會，多數人就會乖得和什麼一樣，毫無異議地默默服從，彷彿安靜的羊群。只有傻 B 才會真的信那一套自由鬼話，西方人在自己的社會和圈子裡是完全不信的，連想都不會去想。 <text:line-break/><text:line-break/>這樣一種"內外不一致"，不但是西方的缺點，卻也是西方的優點。中國人要在世界上佔有一席之地，就要引以為戒，並從中學習，對外不但要革除西方面對敵人時信手開河、充滿雙重標準的言行習慣 (這一點上中國做得很好)，對內更應該要團結，像西方人一樣平淡克制、互相忍讓。中國和中國人面對這次疫情，展現出令人大開眼界的能力和素質，如果日後能把這些精神落實在社會方方面面，比如人與人之間的基本尊重或是日常交通、工作上，那才是真正的文明展現和民族復興。 <text:line-break/><text:line-break/></text:p>
      <text:p text:style-name="P2">孫從輔   |  2020.03.25 04:12   |   <text:a xlink:type="simple" xlink:href="http://palinfo.habago.org/Entry?Command=Information_PrintForum&amp;iPage=1#FORUM38951"><text:span text:style-name="T1">#</text:span></text:a></text:p>
      <text:p text:style-name="P4">我已幫忙檢舉該商品，理由是高價販售免費的公益非賣品，從良善消費者身上獲取不當暴利，實屬詐欺行為。</text:p>
      <text:p text:style-name="P2">鄭豐遠   |  2020.03.25 02:50   |   <text:a xlink:type="simple" xlink:href="http://palinfo.habago.org/Entry?Command=Information_PrintForum&amp;iPage=1#FORUM38950"><text:span text:style-name="T1">#</text:span></text:a></text:p>
      <text:p text:style-name="P3">我已經去檢舉該商品 (左邊的商品編號旁有個 "檢舉" 按鈕)，希望該站方趕快處理。檢舉內容只能寫一百個中文字，沒法多寫，以下是我寫的: <text:line-break/><text:line-break/>-------- <text:line-break/>這是我們非盈利機構 "紀念若雪巴勒斯坦資訊網" 所無償發行的一個小冊子，由我朋友陳真撰寫，完全免費發放，從來沒有販售，此人私下拿來網上以高價兜售，不但惡劣，更侵犯我朋友的著作權!! 請協助將其徹下。 <text:line-break/>-------- <text:line-break/><text:line-break/>有露天帳號的朋友們，不妨都去幫忙檢舉一下，大家看巴勒網這麼久了，如果對認同巴勒網，不該予許這種事發生。 <text:line-break/><text:line-break/>鄭豐遠</text:p>
      <text:p text:style-name="P2">陳真   |  2020.03.25 02:28   |   <text:a xlink:type="simple" xlink:href="http://palinfo.habago.org/Entry?Command=Information_PrintForum&amp;iPage=1#FORUM38949"><text:span text:style-name="T1">#</text:span></text:a></text:p>
      <text:p text:style-name="P4">生物武器：一個更陰暗的未來(10) <text:line-break/><text:line-break/>陳真2020. 03. 25. <text:line-break/><text:line-break/><text:line-break/>一個人，只要願意秉持著最基本的理性，都沒法否認新冠病毒很有可能就是從美國發源，故意帶到武漢來，而且似乎跟美國位於馬里蘭州的Fort Detrick生物武器基地有關。難道不是這樣？憑什麼斷然排除此一可能性？ <text:line-break/><text:line-break/>這樣的描述其實已經夠保守了。我們之所以無法下定論是因為我們沒有調查權。美國以涉及國家安全為由，封鎖了一切相關資訊。 <text:line-break/><text:line-break/>任何一個政府，再怎麼低能或落後，當它面對突然爆發的神祕肺炎，導致多人死亡，絕不可能不進行病原體檢測與調查。美國當然也不例外，他一定擁有去年最早期的那數千名爆發於美國本土的神祕肺炎病患的病情資料。 <text:line-break/><text:line-break/>也就是說，美國若要釋疑，很簡單，不是耍賴或灑口水，而是公布那幾千名病患之病毒檢測資料以及被迫關閉的Fort Detrick生物武器實驗基地的相關意外事件內容，豈不是就能還自己清白？光是空口說白話，每天打口水戰，有何意義？ <text:line-break/><text:line-break/>面對疫情，理當越透明，資訊越公開，越能找到對策，越有利於防治，怎麼會反而千方百計隱瞞一切資訊或造假欺騙？若非心裏有鬼，怎麼會執意隱暱病原體檢測內容或甚至列為機密？ <text:line-break/><text:line-break/>======================= <text:line-break/><text:line-break/>美國人追查到疑似新冠肺炎零號病例，軍運會女選手！ <text:line-break/><text:line-break/>來源：四月網 <text:line-break/><text:line-break/>2020-03-24  <text:line-break/><text:line-break/>原創 政委燦榮 <text:line-break/><text:line-break/>文 &amp;;#124; 政委工作室 小高同學 <text:line-break/><text:line-break/>近日，4名在美國佛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https://bit.ly/2UxBpVJ <text:line-break/><text:line-break/>這名美國女軍官的身份並不簡單，她和美國生化武器實驗室有著千絲萬縷的聯繫。她家族內現已有兩人確診“新冠肺炎”，其中之一還是荷蘭的第一病例！ <text:line-break/><text:line-break/>該女軍官去年十月參加武漢世界軍人運動會，當時的報導如圖片： <text:line-break/><text:line-break/>https://bit.ly/3agdWit <text:line-break/><text:line-break/>當“真相”逐漸浮出水面之時，一切的虛偽與謊言都將被戳穿。 <text:line-break/><text:line-break/>如果這名美國女軍官是“0號病例”那麽這個時間線就說得通了。 <text:line-break/><text:line-break/>時間線 <text:line-break/><text:line-break/>2019年7月，美國突然關閉位於馬里蘭州的德特裏克堡生物武器基地，該基地是美軍最大的生物武器研發中心。《紐約時報》稱，它被關閉是沒有“足夠完善的系統對其最高安全等級實驗室的廢水進行淨化”。 <text:line-break/><text:line-break/>2019年8月19，美國“科學警報網” (SCIENCE ALERT) 發佈一則新聞稱，近期出現了100例神秘肺病，它們可能與 “電子煙”相關。如果結合前面馬里蘭州生化武器基地關閉的話，事實上這些病例極有可能是第一批感染“新冠肺炎”的患者！ <text:line-break/><text:line-break/>2019年8月25日，“華盛頓郵報”發佈新聞稱全美22州至少已經有193例“神秘肺炎”患者。（原鏈結已無法訪問，疑似被刪除） <text:line-break/><text:line-break/>2019年8月31日，“紐約時報”發佈新聞稱已經有215例“神秘肺炎”患者。（原鏈結已無法訪問） <text:line-break/><text:line-break/>2019年9月7日，“華盛頓郵報”發佈新聞稱已有5人死於“神秘肺炎”。33個州和一塊屬地共發現450例疑似病例。（原鏈結已無法訪問） <text:line-break/><text:line-break/>2019年9月12日，“CNBC”報導，美國疾控中心調查並收容了380例“神秘肺炎”確診病例。 <text:line-break/><text:line-break/>2019年9月27日，“美國全國公共廣播電臺”報道，全美46州和美屬維爾京島共發現805例“神秘肺炎”。疾控中心確認“神秘肺炎”已在10個州造成12人死亡。 <text:line-break/><text:line-break/>2019年10月4日，“華盛頓郵報” 報導稱，美國疾控中心已收到1080例的與“電子煙有關的肺炎”報告，其已致18人死亡。（注：此時全美媒體幾乎都不再使用“神秘肺炎”一詞，轉而使用“與電子煙有關的肺炎”或“電子煙導致的肺炎”；該鏈結現已無法訪問。） <text:line-break/><text:line-break/>2019年11月8日，“CNBC”報導稱，已有超過2000人患上“電子煙肺炎”，39人死亡。 <text:line-break/><text:line-break/>2019年11月21日，CDC確認已有2290例電子煙導致的肺炎患者，47例死亡。 <text:line-break/><text:line-break/>2019年12月20日，“TIME”報導，2506人因“電子煙導致的肺炎”住院，54人死亡 。（筆者注：原鏈結已無法訪問） <text:line-break/><text:line-break/>2019年12月31日，“CNBC”報導，2561人因“電子煙導致的肺炎”住院，55人死亡。 <text:line-break/><text:line-break/>2020年1月29日，“Reuters”2711人因爲電子煙導致的肺病住院，60人死亡。（原鏈結已無法訪問） <text:line-break/><text:line-break/>2020年2月25日，美國疾控中心做了關於“神秘肺炎”的總結。該肺炎被命名為“EVALI”，疾控中心認爲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然而事實真如美國疾控中心所說“神秘肺炎”只是由電子煙中的醋酸維生素E引起的嗎？ <text:line-break/><text:line-break/>根據美國疾控中心的研究資料，在867例“EVALI”患者，有86%吸含THC成分的電子煙，64%吸含有尼古丁成分的；34%只吸含THC成分的，11%只吸含尼古丁成分的。（注：THC電子煙中含有50%的醋酸維生素E） <text:line-break/><text:line-break/>但這組資料根本不能證明醋酸維生素E是“神秘肺炎”的致病原因。 <text:line-break/><text:line-break/>況且最爲關鍵的一點是THC電子煙在市面上已經出售多年，且不止在美國出售，爲什麽早不出現，晚不出出現，偏偏出現在美國生化實驗室關閉後，武漢爆發“新冠肺炎”之前？ <text:line-break/><text:line-break/>答案？ <text:line-break/><text:line-break/>這是“陰謀論”？ <text:line-break/><text:line-break/>不，這就是最有可能的“真相”！</text:p>
      <text:p text:style-name="P2">老羊   |  2020.03.25 01:56   |   <text:a xlink:type="simple" xlink:href="http://palinfo.habago.org/Entry?Command=Information_PrintForum&amp;iPage=1#FORUM38948"><text:span text:style-name="T1">#</text:span></text:a></text:p>
      <text:p text:style-name="P3">走法律路徑吧，那本書的封面還印了「紀念若雪巴勒斯坦資訊網 出版」，但是巴勒網又不是出版公司，更沒有授權。 <text:line-break/><text:line-break/>不過這商家說是二手書，所以未必是他本人搞的。 <text:line-break/></text:p>
      <text:p text:style-name="P2">陳真   |  2020.03.25 00:51   |   <text:a xlink:type="simple" xlink:href="http://palinfo.habago.org/Entry?Command=Information_PrintForum&amp;iPage=1#FORUM38947"><text:span text:style-name="T1">#</text:span></text:a></text:p>
      <text:p text:style-name="P4">公告： <text:line-break/><text:line-break/>剛剛聽一位朋友說，"露天拍賣" 有人在賣我寫的那本小冊子，一本要價800元，真是很誇張： <text:line-break/><text:line-break/><text:a xlink:type="simple" xlink:href="https://goods.ruten.com.tw/item/show?21613285144962"><text:span text:style-name="T2">https://goods.ruten.com.tw/item/show?21613285144962</text:span></text:a><text:s/><text:line-break/><text:line-break/>我去留言了，請他撤下。留言內容如下: <text:line-break/><text:line-break/>"你也太誇張了吧？怎麼可以拿來賺錢呢？我是作者，這小冊子是非賣品，我家裏還有一堆，歡迎索取。網路上也能下載。請見紀念若雪巴勒斯坦資訊網： <text:line-break/><text:line-break/><text:a xlink:type="simple" xlink:href="http://palinfo.habago.org/Entry?Command=Information_PrintHome"><text:span text:style-name="T2">http://palinfo.habago.org/Entry?Command=Information_PrintHome</text:span></text:a><text:s/><text:line-break/><text:line-break/>麻煩你把這小冊子撤下。謝謝。 <text:line-break/><text:line-break/>陳真" <text:line-break/><text:line-break/>但很奇怪，我留言後卻看不到自己的留言。是這位賣家把它刪掉嗎？遇到這種狀況，該怎麼處理？ <text:line-break/><text:line-break/>媽的，真是很荒唐。我知道不會有人花八百元去買一本網路上就能下載、僅僅二十幾頁的小冊子，只是這樣一種行為很不應該，缺少尊重；不知情者，說不定以為我或巴勒網在斂財。 <text:line-break/><text:line-break/></text:p>
      <text:p text:style-name="P2">洋洋   |  2020.03.24 21:07   |   <text:a xlink:type="simple" xlink:href="http://palinfo.habago.org/Entry?Command=Information_PrintForum&amp;iPage=1#FORUM38946"><text:span text:style-name="T1">#</text:span></text:a></text:p>
      <text:p text:style-name="P3">圖多 參見原文 <text:a xlink:type="simple" xlink:href="http://www.m4.cn/opinion/2020-03/1364059.shtml"><text:span text:style-name="T2">http://www.m4.cn/opinion/2020-03/1364059.shtml</text:span></text:a><text:s/><text:line-break/><text:line-break/>美國人追查到疑似新冠肺炎零號病例，軍運會女選手！ <text:line-break/>2020-03-24 <text:line-break/>原創 政委燦榮 <text:line-break/><text:line-break/>文 政委工作室小高同學 <text:line-break/><text:line-break/>近日，4名在美國弗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這名美國女軍官的身份並不簡單，她和美國生化武器實驗室有著千絲萬縷的聯繫。她家族內現已有兩人確診“新冠肺炎”，其中之一還是荷蘭的第一病例！ <text:line-break/><text:line-break/>當“真相”逐漸浮出水面之時，一切的虛偽與謊言都將被戳穿。 <text:line-break/>如果這名美國女軍官是“0號病例”那麼這個時間線就說的通了。 <text:line-break/><text:line-break/>時間線 <text:line-break/><text:line-break/>1 <text:line-break/>2019年7月，美國突然關閉位於馬里蘭州的德特里克堡生化武器基地，該基地是美軍最大的生化武器研發中心。《紐約時報》稱，它被關閉是沒有“足夠完善的系統對其最高安全等級實驗室的廢水進行淨化”。 <text:line-break/><text:line-break/>2 <text:line-break/>2019年8月19，美國“科學警報網”發布一則新聞稱近期出現了100例神秘肺病，它們可能與“電子煙”相關。如果結合前面馬里蘭州生化武器基地關閉的話，事實上這些病例極有可能是第一批感染“新冠肺炎”的患者！ <text:line-break/><text:line-break/>3、 <text:line-break/>2019年8月25日，“華盛頓郵報”發布新聞稱全美22州至少已經有193例“神秘肺炎”患者。（筆者註：原鏈接已無法訪問，疑似被刪除） <text:line-break/><text:line-break/>2019年8月31日，“紐約時報”發布新聞稱已經有215例“神秘肺炎”患者。（筆者註：原鏈接已無法訪問） <text:line-break/><text:line-break/>2019年9月7日，“華盛頓郵報”發布新聞稱已有5人死於“神秘肺炎”。33個州和一塊屬地共發現450例疑似病例。（筆者註：原鏈接已無法訪問） <text:line-break/><text:line-break/>2019年9月12日，“CNBC”報導，美國疾控中心調查並收容了380例“神秘肺炎”確診病例。 <text:line-break/><text:line-break/>4、 <text:line-break/>2019年9月27日，“美國全國公共廣播電台”報導，全美46州和美屬維爾京島共發現805例“神秘肺炎”。疾控中心確認“神秘肺炎”已在10個州造成12人死亡。 <text:line-break/><text:line-break/>5、 <text:line-break/>2019年10月4日，“華盛頓郵報”報導稱，美國疾控中心已收到1080例的與“電子煙有關的肺炎”報告，其已致18人死亡。（筆者註：此時全美媒體幾乎都不再使用“神秘肺炎”一詞，轉而使用“與電子煙有關的肺炎”或“電子煙導致的肺炎”；該鏈接現已無法訪問） <text:line-break/><text:line-break/>2019年11月8日，“CNBC”報導稱，已有超過2000人患上“電子煙肺炎”，39人死亡。 <text:line-break/><text:line-break/>6、 <text:line-break/>2019年11月21日，CDC確認已有2290例電子煙導致的肺炎患者，47例死亡。 <text:line-break/><text:line-break/>7、 <text:line-break/>2019年12月20日，“TIME”報導，2506人因“電子煙導致的肺炎”住院，54人死亡。（筆者註：原鏈接已無法訪問） <text:line-break/><text:line-break/>2019年12月31日，“CNBC”報導，2561人因“電子煙導致的肺炎”住院，55人死亡。 <text:line-break/><text:line-break/>8、 <text:line-break/>2020年1月29日，“Reuters”2711人因為電子煙導致的肺病住院，60人死亡。（筆者註：原鏈接已無法訪問） <text:line-break/><text:line-break/>2020年2月25日，美國疾控中心做了關於“神秘肺炎”的總結。該肺炎被命名為“EVALI”，疾控中心認為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9、 <text:line-break/>然而事實真如美國疾控中心所說“神秘肺炎”只是由電子煙中的醋酸維生素E引起的嗎？ <text:line-break/><text:line-break/>根據美國疾控中心的研究數據，在867例“EVALI”患者，有86%吸含THC成分的電子煙，64%吸含有尼古丁成分的；34%只吸含THC成分的，11%只吸含尼古丁成分的。（注：THC電子煙中含有50%的醋酸維生素E） <text:line-break/><text:line-break/>但這組數據根本不能證明醋酸維生素E是“神秘肺炎”的致病原因。 <text:line-break/><text:line-break/>況且最為關鍵的一點是THC電子煙在市面上已經出售多年，且不止在美國出售，為什麼早不出現，晚不出出現，偏偏出現在美國生化實驗室關閉後，武漢爆發“新冠肺炎”之前？ <text:line-break/><text:line-break/>10... <text:line-break/>上圖出自於2019年9月6日外網"TECHSPOT"的報導中。 <text:line-break/><text:line-break/>11... 圖 <text:line-break/><text:line-break/>12... 圖 <text:line-break/><text:line-break/>13... 圖 <text:line-break/><text:line-break/><text:line-break/>答案？ <text:line-break/>這是“陰謀論”？ <text:line-break/><text:line-break/>不，這就是最有可能的“真相”！ <text:line-break/><text:line-break/>@特朗普請你給所有被你冠以污名的中國人一個解釋！請你給全美做不起檢測的窮苦民眾一個解釋！請你給全世界人民一個解釋！ <text:line-break/><text:line-break/><text:line-break/>注 : <text:line-break/>1 <text:line-break/>金燦榮教授應該看過下面的連結， <text:line-break/><text:a xlink:type="simple" xlink:href="https://www.youtube.com/watch?v=moT5qxeC6Fk"><text:span text:style-name="T2">https://www.youtube.com/watch?v=moT5qxeC6Fk</text:span></text:a><text:s/><text:line-break/><text:line-break/>2 <text:line-break/>查到這新聞證實 Maatja Benass 參加武漢軍運會 <text:a xlink:type="simple" xlink:href="https://www.army.mil/article/228879/us_women_finish_8th_despite_crash_in_50_mile_cycling_road_race"><text:span text:style-name="T2">https://www.army.mil/article/228879/us_women_finish_8th_despite_crash_in_50_mile_cycling_road_race</text:span></text:a><text:s/><text:line-break/><text:line-break/>3 <text:line-break/>新冠狀病毒5個家族，美國5獨具全的說法，原來是潘懷宗教授提出的。除了病毒家族外還談到電子菸，建議大家看完 <text:line-break/><text:line-break/>潘懷宗解說新冠肺炎家族關係 <text:line-break/><text:a xlink:type="simple" xlink:href="https://www.youtube.com/watch?v=T3jqREYGyQ4"><text:span text:style-name="T2">https://www.youtube.com/watch?v=T3jqREYGyQ4</text:span></text:a><text:s/><text:line-break/><text:line-break/>4 <text:line-break/>潘懷宗的臉書 <text:line-break/><text:a xlink:type="simple" xlink:href="https://www.facebook.com/people/%E6%BD%98%E6%87%B7%E5%AE%97/100001396521965"><text:span text:style-name="T3">https://www.facebook.com/people/</text:span><text:span text:style-name="T4">潘懷宗</text:span><text:span text:style-name="T3">/100001396521965</text:span></text:a><text:s/><text:line-break/><text:line-break/>5 <text:line-break/>日本電視台暗示Covid-19起源於美國 <text:line-break/><text:a xlink:type="simple" xlink:href="http://cubasi.cu/en/world/item/21759-japanese-television-suggests-covid-19-originated-in-the-u-s"><text:span text:style-name="T2">http://cubasi.cu/en/world/item/21759-japanese-television-suggests-covid-19-originated-in-the-u-s</text:span></text:a></text:p>
      <text:p text:style-name="P2">鄭豐遠   |  2020.03.24 20:46   |   <text:a xlink:type="simple" xlink:href="http://palinfo.habago.org/Entry?Command=Information_PrintForum&amp;iPage=1#FORUM38944"><text:span text:style-name="T1">#</text:span></text:a></text:p>
      <text:p text:style-name="P4">哈巴狗電台駐澳洲記者鄭阿遠報導: 澳洲其實也和英國一樣，短短兩週內，已經接近封城狀態，許多店鋪和機構瞬間關門或倒閉，數不清的人一下子失業，領救濟金的單位一天之內大排長龍。我已經見到少數西方人乖乖戴起口罩，應該是比較怕死的，大多數人是寧死不戴的。朋友的親人 (華人) 在英國醫院工作，該醫院政策是醫護人員必須戴口罩，但長官卻不准她戴，說是會引起病人恐慌，她因此嚇得不敢去上班了。西方人為什麼如此痛恨口罩，我至今不能明白。一個簡單卻能大大保護你我的東西，卻成為一整個文明的禁忌，所為何來，實在令人費解。 <text:line-break/><text:line-break/>只能說，口罩以及其所象徵的疾病和脆弱，特別容易起西方人的不快和敵視，看到戴口罩者就像看到女巫似的，十分"中世紀"。西方人的思維似乎停留在這樣一種對各式符號和烙痕的仇視或崇拜裡。 <text:line-break/><text:line-break/>疫情當然是真的，輿論卻能給疫情冠上各種解讀和面貌，偷偷貼上另一張與現實脫離，帶有惡毒政治意圖的標籤和符號。比如故意把口罩和中國人連結，然後說中國人是東亞病夫，比如對中國飲食文化的醜化和歧視言論，比如稱這病叫什麼武漢肺炎、中國肺炎。</text:p>
      <text:p text:style-name="P2">陳真   |  2020.03.24 02:13   |   <text:a xlink:type="simple" xlink:href="http://palinfo.habago.org/Entry?Command=Information_PrintForum&amp;iPage=2#FORUM38939"><text:span text:style-name="T1">#</text:span></text:a></text:p>
      <text:p text:style-name="P3">生物武器：一個更陰暗的未來(9) <text:line-break/><text:line-break/>陳真2020. 03. 24. <text:line-break/><text:line-break/><text:line-break/>前文 (生物武器：一個更陰暗的未來(8))，乃是就怡靜轉貼的那篇文章的「形式」上來講，至於「內容」，十分瑣碎，其實也就相對缺乏討論意義了，不過還是姑且說說。 <text:line-break/><text:line-break/>該文章的主旨是說：新冠肺炎稱不上疫情，而只是西方針對中國所發動的一場輿論戰，乃是西方陰謀集團從SARS以來炒作至今長達十七年的謠言，旨在瓦解中國。然後，作者舉了兩個例子來證明西方這項持久性顛覆陰謀，包括「魏則西事件」和「基因編輯嬰兒事件」。 <text:line-break/><text:line-break/>問題是，這兩個事件都是中共定調的違規不法且不道德事件，跟西方陰謀輿論戰能扯上什麼關係？難不成中共高層包括李克強也都是西方派來臥底，以打壓中國的各種生物研究？ <text:line-break/><text:line-break/>相關事件始末請見： <text:line-break/><text:line-break/>魏則西事件：<text:a xlink:type="simple" xlink:href="https://bit.ly/2QFxipf"><text:span text:style-name="T2">https://bit.ly/2QFxipf</text:span></text:a><text:s/><text:line-break/><text:line-break/>基因編輯嬰兒事件：<text:a xlink:type="simple" xlink:href="https://bit.ly/3bfyiYY"><text:span text:style-name="T2">https://bit.ly/3bfyiYY</text:span></text:a><text:s/><text:line-break/><text:line-break/>至於說什麼印度之所以沒有疫情，是因為「印度不是西方制药企业的目标市场，也是不西方心战部门的假想敌」。這也是胡扯。印度怎麼會「沒有疫情」？它有個省份前兩天就整個封省了；兩、三個星期前，新德里的小學也全部停課；前天 (3月22日)，印度政府更實施「全民禁足」，禁止所有人離開家門，全都必須留在家裏一天，不准上街，形同戒嚴，說是為了要讓印度人民「學習防疫經驗」。 <text:line-break/><text:line-break/>這幾天，印度的七十幾個地區也全封了，除了醫院、超市及公家機關，禁止所有其它活動與營業場所。三月底前，包括三星、LG等大廠也必須全面停工。印度總理莫迪前天發表全國性談話強調：「全世界正經歷非常嚴重的災難，一般來說，自然災害僅限於某幾個國家或省份，就算是兩次世界大戰加總起來，也沒有像這次武漢肺炎那樣影響這麼多國家」。 <text:line-break/><text:line-break/>至於印度的「確診案例」為何相較之下比較少？答案很簡單，當然不是因為西方陰謀集團不打算攻擊印度，而是因為印度幾乎不檢測 (一部份原因是國內政治與文化使然，一部份則是因為缺少錢及相關醫療物資與檢測工具)。不檢測，當然也就沒有所謂「確診」。許多公衛學者與醫學專家，包括世界衛生組織，對此做出強烈批評。 <text:line-break/><text:line-break/>至於作者說什麼「西方政府之所以怠于抗疫，以及美国不检测以隐瞒疫情，還有新加坡、英国及瑞典等等的佛系抗疫等等。这些都说明了其实西方国家高层政府有一个共识，那就是病毒严重性不强」。 <text:line-break/><text:line-break/>這也是胡說八道。這波疫情，西方國家想瞞也瞞不住了。目前，光是美國就有一億人禁足，全世界大約有十億人以上處於封城狀態，生活與工作受到相當程度的影響；從大公司到中小企業，相當高比例瀕臨破產，遭受毀滅式的打擊；許多國家，醫療體制崩盤，股市崩盤，前所未見，直逼百年前的經濟大蕭條；集體倒閉與失業潮及自殺率之飆高，將會猛烈撲面而來。 <text:line-break/><text:line-break/>如果說這樣的疫情只是憑空捏造出來的什麼輿論戰，你信嗎？這不是睜眼說瞎話嗎？我倒是很擔心，災難說不定才剛開始，很可能後面還會有更大的動亂。你從美股那種不可思議的自殺式、逃難式的崩跌法，或可預見往後恐怕還會有更大的世界風暴。 <text:line-break/><text:line-break/>作者還說，「中國高層也在第一時間就知道根本沒有什麼疫情，知道這其實只是一個輿論戰」，但是，為了不要落人口實，只好假裝說中國疫情很嚴重，假裝防疫。最後，作者得出結論說，「中國應對得當，獲益匪淺」。 <text:line-break/><text:line-break/>我的天啊，瞎掰到這種程度，我真是很無言，原來全世界都在演戲，幹嘛不早說，害我每天戴著口罩，勤洗手洗到手都快爛掉。 <text:line-break/><text:line-break/>作者還說：「这个疫情本来就不是一个严重的病，仅仅是一个大多数人都携带的(病毒)」。這真的就是完全鬼扯蛋了，大多數人身上怎麼會攜帶著病毒？ <text:line-break/><text:line-break/>通篇幾乎全是鬼扯蛋，例如作者還說，美國CDC判斷疫情嚴不嚴重是根據十八歲死亡率，因為目前美國並沒有十八歲以下的死者，因此疫情不嚴重。這當然也是胡扯，哪有人是這樣來論斷疫情嚴重性的？ <text:line-break/><text:line-break/>作者還說，工業化讓人類的壽命大幅延長，平均壽命從三十多歲一口氣延長到八十多歲云云，這些也都是胡說八道。工業化本身哪來這樣的延命效果？促使人們壽命延長，主要原因之一是公衛能力的提升以及對於微生物例如細菌和病毒的相關知識。 <text:line-break/><text:line-break/>這些東西說起來很瑣碎，並非當下重點，我就不多說了。我只是要說，這篇文字並不足取，通篇胡扯瞎掰。 <text:line-break/><text:line-break/>最後，我想說的是：我倒是很擔心，災難說不定才剛開始，很可能後面還會有更大的動亂。你從美股那種自殺式、逃難式的崩跌法，或可預見往後恐怕還會有更大的風暴。 <text:line-break/><text:line-break/>當然，危機往往就是轉機，或許歷史正在開啟嶄新的一頁，揚棄一個舊時代。 <text:line-break/><text:line-break/>世界聞名且廣受尊敬的「和平學之父」、挪威學者 Johan  Galtung，曾經在時間點上十分精準地預言了柏林圍牆的倒塌與蘇聯的瓦解。2004年，在一篇文章中，他列舉了美國的十五大矛盾，預言「美帝」將在2025年崩潰。後來，因為美國在伊拉克的種種血腥暴行以及布希的法西斯作風，他把2025年又往前提早了五年，斷言美帝將在今年2020年崩潰。 <text:line-break/><text:line-break/>Galtung 說，他對於日期的預言，難免帶有相當的獨斷性，但基本上仍然還是有相當的現實依據。他說，他喜歡美國，卻又痛恨其殘暴血腥的帝國屬性。他要大家別緊張，他並不是說「美國」將從地圖上消失，而僅僅是說美國做為一個帝國長年以來所奉行的國家恐怖主義，將於2020 年走到盡頭。他認為，一個被剝奪帝國主義屬性的美國，長遠來看，美國人的生活其實將會比以往更好。  <text:line-break/><text:line-break/>他說，美帝必然瓦解的根本原因之一是，帝國主義或國家恐怖主義所強加於他人身上的暴力將逐漸失去作用，將會有越來越多國家不願言聽計從，因此，美帝的日子也將屈指可數，指日可待；崩潰大限，就是2020。 <text:line-break/><text:line-break/>Galtung 說，美國長年以來透過血腥暴力，燒殺擄掠，殺死了那麼多人，怎麼可能不遭到人們的聯手報復？這是他所說的十五大矛盾之一。 <text:line-break/><text:line-break/>他還提到，美帝的特徵，除了軍事殺戮，還有其它三大壓迫面向，包括美元本位的殘酷經濟剝削與全然不公平的貿易壓榨、對於其他國家的政治高壓手段，呼之即來，揮之即去，把他人當成次等人，另外還有對於其他文化或文明的缺乏基本尊重。 <text:line-break/><text:line-break/>他並預言，美帝在走向崩潰之路的過程中，會越來越走向一種強調所謂「愛美國」或「美國至上」、「美國優先」的法西斯獨裁路線。他認為，布希就是一例。他說，這將加速美帝的敗亡。2009年，他出版了「The Fall of the US Empire - And Then What?」一書。大陸有發行中文版。 <text:line-break/><text:line-break/>睏了，拉拉雜雜就寫這樣。沒想到世界變局說來就來。新的一章翻開來了，故事就會一直發展下去，停不下來了。 <text:line-break/><text:line-break/>美國處心積慮想把台灣推向戰場，鼓勵兩岸血流成河，把台灣當成人肉炸彈，打擊祖國。另一方面，面對台灣這幾年的瘋狂仇中言行，大陸民意也幾乎一面倒要求武統。至於島內的綠蛆腦殘們，似乎也不怕武統，因為他們腦子欠佳，似乎以為這些全可兒戲，無須當真。第四方勢力則是聲音微薄的台灣統派人士，一大部份人在島內也許受不了窩囊氣，似乎也十分渴望武統。也就是說，除了中共當局至今仍然以世界大局為重保持兩岸和平路線之外，幾乎所有統獨雙方，特別是美國，都很希望兩岸發生戰爭。 <text:line-break/><text:line-break/>經過這場疫情變局的洗禮，原來世界說變就變，毫不含糊。也許哪天突然戰禍臨頭，或許也不至於讓人太驚訝了。</text:p>
      <text:p text:style-name="P2">陳真   |  2020.03.23 01:26   |   <text:a xlink:type="simple" xlink:href="http://palinfo.habago.org/Entry?Command=Information_PrintForum#FORUM38938"><text:span text:style-name="T1">#</text:span></text:a></text:p>
      <text:p text:style-name="P3">生物武器：一個更陰暗的未來(8) <text:line-break/><text:line-break/>陳真2020. 03. 23. <text:line-break/><text:line-break/><text:line-break/>怡靜貼的這文章我看了： <text:line-break/><text:line-break/><text:a xlink:type="simple" xlink:href="https://bit.ly/33DCQWu"><text:span text:style-name="T2">https://bit.ly/33DCQWu</text:span></text:a><text:s/><text:line-break/><text:line-break/>很像一篇西方大一新生的作業。作者發言態度很好 (跟一般會寫這類「解構」文章的「進步青年」或「進步學者」之自滿自得囂張跋扈很不一樣)，問題是，一種好態度並不足以支撐起思考內涵；看起來相當「天真」(naive)。 <text:line-break/><text:line-break/>自有現代實證科學以來，「實證」或其「歸納」方法本身，便成為一種箭靶，飽受各方「進步」人士的攻擊。這類「進步」份子組成相當複雜，有的反科學，認為科學是一種「陰謀」，一種「高級迷信」；有的反政治、反權力，認為政治是這一切科學敘述的權力核心；有的反階級，認為科學是一種階級論述，以科學理性為名，剝削打壓另一階級；有的反霸權，動不動就霸權霸權個不停，相當腦殘。 <text:line-break/><text:line-break/>記得二十多年前，在一個留英的台灣留學生論壇上，我話才剛講一句，有個反霸權的腦殘就跳出來說我沒資格發言。我說為什麼呢？那個進步腦殘說「你是醫生，所以你就是個霸權」。於是我無言了。這是我生平第一次見識到腦殘的威力。 <text:line-break/><text:line-break/>除了上述各種組成，還有些根本不知道到底是在反什麼，似乎認為什麼都是陰謀，全是串通好的，一切都是假象，攏系gay，全是陰謀，因此他要揭穿，解構；相當腦殘。可能是好萊塢賣座電影看太多了。 <text:line-break/><text:line-break/>如上所說，自有現代實證科學以來，「實證」或其「歸納」方法本身，便成為一種箭靶，飽受各方「進步」人士的攻擊。但很弔詭的是，除了一些喊口號式的腦殘進步份子之外，各方攻擊的理性依據之一，居然恰恰就是實證與歸納，而且是一種更加幼稚的實證與歸納。 <text:line-break/><text:line-break/>舉個例，同樣是在大約20多年前，也就是我剛念哲學時，記得有位好像是台大社會系的研究生，寫了一篇解構精神醫學的文章，有位編輯寄給我看。那篇文字的作者，「解構」的方法很好笑，他調查了幾個精神病人的案例，不知道究竟是依據什麼原理或判準 (criteria)，「判定」 這些人並沒有精神病。因此，他的論文結論是：精神疾病是一種人為建構的概念，而不是真的存在這樣一種病。作者從而認為自己解構了精神醫學，就像解構了一齣騙局那樣。 <text:line-break/><text:line-break/>但這不是很矛盾嗎？你一方面說你發現有個病人並沒有精神病卻被診斷為精神病，一方面卻又說精神病是被虛構的。這意思其實就是說：你心裏必然有一套判準，才能藉以判定什麼是「真的」精神病，然後你才有可能說某個病人是「假」的，而不是「真正」的精神病。既然精神病還有真假之分，哪來虛構？既然你也有一套關於真假的判準，那麼，你的研究頂多只能得出這樣一個結論就是：「有一個病人可能被誤診了」。 <text:line-break/><text:line-break/>這樣一個研究，名為解構、建構，實則想達成的目標卻是揭穿騙局，揭穿虛構；但他自己卻又虛構出一套「判準」來揭穿虛構。我真不知道作者到底是想幹嘛？他到底是對什麼事情有意見？ <text:line-break/><text:line-break/>精神醫學因為涉及「精神」、「心靈」等抽象概念，並涉及「不當行為」等具有社會規性的意涵，從而打從一開始就飽受各方攻擊，六零年代更有如火如荼的、充滿「進步意涵」與「人道、人權」等道德概念的「反精神醫學運動」。 <text:line-break/><text:line-break/>七零年代，應該就是在《science》期刊上，美國一位物理學教授發表了一篇號稱解構了精神醫學的文章。他派了八個學生冒充精神病人到各大醫院求診，個個宣稱自己有幻聽有妄想，裝瘋賣傻，演技出色，因此都被收住院接受治療了。 <text:line-break/><text:line-break/>這八位冒牌病人，利用住院期間，偷偷蒐證，帶出各種病歷情報給他們的指導教授。經過一番治療，他們臥底的任務完成，便自動恢復正常，不再裝瘋賣傻。 <text:line-break/><text:line-break/>等大家都出院後，這位教授就把這段冒牌就醫的經過寫成論文，發表在《science》，質疑精神醫學的科學性與存在價值。 <text:line-break/><text:line-break/>這樣一種質疑，其實很腦殘。這哪能質疑精神醫學的知識論(epistemology)？我若假裝暈眩(vertigo)，假裝嘔吐，假裝蔡賽，假裝肚子劇痛，假裝步伐不穩等等等，不管哪一科，醫生還不是一樣得把我當成病人來治療？難道他能馬上識破？當醫生無法識破某些症狀，難道就能推論出該醫學分支學科是冒牌科學？ <text:line-break/><text:line-break/>依我看，那位教授的論文，頂多只能做出「我的八個臥底學生演技還不錯」的結論，跟精神醫學的知識論本質扯得上什麼關係？ <text:line-break/><text:line-break/>舉這個例子只是要說，曾經有好幾十年的時間，質疑、反對精神醫學的學科性及科學性，幾乎就是一種顯學；就像過街老鼠一樣，成為進步人士或自以為科學人士的攻擊目標。 <text:line-break/><text:line-break/>後來，因為分子生物學、遺傳學及神經生物學等等的興起，給精神疾病找到更多生物證據，這類腦殘的「反精神醫學運動」才慢慢消風，但是至今仍有一大堆思想與知識仍停留在中古世紀卻號稱「進步」或自以為很科學的「古人」，認為精神醫學是一種「偽科學」。但我必須說，如果精神疾病是一種偽科學，那麼，所謂惡性腫瘤 (即癌症) 便同樣也只是一種純屬虛構的幻影，因為兩者的理性基礎是一樣的。如果前者是偽，後者便不可能為真。 <text:line-break/><text:line-break/>我當然不是反對解構，而只是反對腦殘式解構。這類腦殘「解構」只是越解構卻越坐實了任何一種現象內在的社會建構成份。 <text:line-break/><text:line-break/>在所有的哲學分支中，因為研究維根斯坦的緣故，我自認最有心得的是數學哲學；如果連數學都能解構，更不用說一般自然科學如此脆弱的「知識論」(epistemological) 基礎了。 <text:line-break/><text:line-break/>除了打著實證紅旗反實證，打著歸納方法反歸納之外，腦殘解構者主要依據無非就是詮釋 (hermeneutics)，簡單說就是講故事：這裏說一點，那裏說一點，然後用一種純粹「說故事」的方法，把這些點給串起來，串成一篇「故事」，「證明」原有的現象只是一種「騙局」，而我的「故事」才是「真的」。 <text:line-break/><text:line-break/>台語有句俗語說：「看到影子，生個兒子」，憑著猜測臆想，不斷穿鑿附會，捕風捉影；就像先把某人逮來當成凶手，然後再慢慢尋找他是凶手的「證據」，而所謂「證據」，無非就是說故事，獨斷地選擇片段資訊，給予某種詮釋，然後加以編織成一個早已預設的故事。 <text:line-break/><text:line-break/>腦殘解構者這麼做，陰謀論其實也是這麼玩的，我平常騙小孩也常常這樣騙，比方說看到路邊有根樹枝被風吹斷，就騙小孩說「看到沒有？妳看，這樹枝不愛吃飯，營養不夠，不喝水，太乾燥，所以風一吹就馬上折斷了。妳以後要不要乖乖吃飯？」小孩點點頭，彷彿學到一門有關營養學的學問。 <text:line-break/><text:line-break/>事實上，解構並不是在追求真假值，反倒是對於真假值本身的質疑與重建。解構更不是企圖推翻某種現象或知識的核心真實 (explanatory truth)。 <text:line-break/><text:line-break/>舉個例來說，你從窗口看出去，看到窗外有棵樹。所謂解構或社會建構論，並不是要告訴你那棵樹是假的，也不是要告訴你有幻覺，以為自己看到一棵樹，而是要分析我們的「眼光」到底受到什麼樣一些東西的型塑或影響。也就是說，你得意識到窗戶的存在；可別以為你的眼光是萬能的或零死角。在此，「窗戶」就是個社會性的隱喻，你得透過這樣一種眼光來認識窗外的世界；世界的模樣必然也會受到這樣一個窗口的影響。 <text:line-break/><text:line-break/>在這個意義下，「世界」究竟長什麼樣，「知識」的樣貌究竟為何，也許就不再只是一種固定形象，「真的、假的」從而也不再只是一種機械式的二分法；真理也許仍然存在，但它產生了許多內在應有的可能性與流動性。極端一點的，甚至就走向一種取消主義，不再依附所謂真理。不過，那樣一種極端解釋，事實上又走回它所欲解構的老路，擁抱了另一種教條。題外話。 <text:line-break/><text:line-break/>我常舉個例，所謂愛丁堡學派的領軍人物叫做 David Bloor，寫過兩本有關維根斯坦的書，對維根斯坦的思想採取一種所謂「社會性」的解讀方式，是相當著名的一位學者，二十年前曾受邀來到劍橋，不是來演講，而是來座談，地點就在當年維根斯坦和Karl Popper差點因為「到底存不存在倫理命題？」而打架的那個會議室。與會者只有七、八人，我也是其中之一，而我那時候剛好寫了一篇反對那樣一種「社會性解讀」維根斯坦的論文，批評的對象就是 David Bloor。 <text:line-break/><text:line-break/>我忘了Bloor那天晚上說了些什麼，只記得他說了一段抱怨，聽起來挺有趣。他說，他老是被人們質疑為何說科學知識是假的？他說，「我從來沒有這樣說過啊」。如果我沒記錯，上面那個窗外樹木的例子，就是他講的。所謂社會建構或解構，並不是要說什麼是假的或什麼是一種陰謀。 <text:line-break/><text:line-break/>回到怡靜轉貼的那篇文章，我是沒法認同的。比方說，新冠病毒讓義大利或大陸一口氣就死掉了幾萬人，倘若放任不管，全世界恐怕得有幾百萬條人命的代價，甚至上千萬人的死亡。如果這還叫做「不嚴重」，如果這只是「一則流傳17年的謠言」，那還有什麼病是嚴重的？那是要死幾億人才叫嚴重嗎？ <text:line-break/><text:line-break/>至於說什麼藥廠可以呼風喚雨賺大錢，想要在哪個國家製造恐慌、散播謠言，就能隨時搞到那個國家雞飛狗跳，雞犬不寧，這聽起來很像好萊塢驚悚片的題材，但現實政治卻非如此。解構是好的，但過於天真的解構卻只能提供劇本靈感，而無現實意義。</text:p>
      <text:p text:style-name="P2">陳真   |  2020.03.22 23:46   |   <text:a xlink:type="simple" xlink:href="http://palinfo.habago.org/Entry?Command=Information_PrintForum#FORUM38937"><text:span text:style-name="T1">#</text:span></text:a></text:p>
      <text:p text:style-name="P4">五個美軍來武漢，"同時" 得 "瘧疾" 的可能性非常非常低。當然不能說 "不可能"，但它發生的可能性就跟 "不可能" 其實差不多了。再說，大陸近年來並無本土瘧疾病例，更不用說同時有五個感染、卻又沒有其它瘧疾疫情。 <text:line-break/><text:line-break/>瘧疾症狀跟感冒初期症狀類似，誤診機率很高。</text:p>
      <text:p text:style-name="P2">洋洋   |  2020.03.22 20:07   |   <text:a xlink:type="simple" xlink:href="http://palinfo.habago.org/Entry?Command=Information_PrintForum#FORUM38936"><text:span text:style-name="T1">#</text:span></text:a></text:p>
      <text:p text:style-name="P3">一 <text:line-break/>日本川崎生物數據公司的研究人員通過對比新型冠狀病毒的基因，建立了病毒繁殖變異的樹狀結構，其結果顯示，病毒最早應該不是在武漢爆發的，很可能在美國。當前世界其他國家流行的COVID19病毒也不是在武漢發現的直系後代。由於學術論文比較嚴謹，所以作者也沒有把這個結論完全說死，而是說有待進一步觀察。 <text:line-break/><text:a xlink:type="simple" xlink:href="https://arxiv.org/abs/2002.08802"><text:span text:style-name="T2">https://arxiv.org/abs/2002.08802</text:span></text:a><text:s/><text:line-break/><text:a xlink:type="simple" xlink:href="https://arxiv.org/ftp/arxiv/papers/2002/2002.08802.pdf"><text:span text:style-name="T2">https://arxiv.org/ftp/arxiv/papers/2002/2002.08802.pdf</text:span></text:a><text:s/><text:line-break/><text:line-break/>二 <text:line-break/>全球的疫苗研發備受關註，陳薇院士團隊研制的重組新冠疫苗獲批啟動展開臨床試驗，美國新冠病毒疫苗開始第一階段臨床試驗，疫苗進入此階段意味著什麽？ <text:line-break/>影片提到 <text:line-break/>清華長庚醫院急危重症部部長陳旭岩：美國這一針打在人體身上的疫苗，從推斷上來說實在是太快了。疫苗的研發，有一系列國際標準的法規和技術標準，必須不能跳步的東西就不能跳步。先把參數拿到做藥學研究，再反复的做動物實驗求證有效性和安全性，抗體產生的時間和穩定性確定是一個反复打磨的過程，然後才會非常謹慎的打到人身上，美國這一針實在太快了，除非很早就開始進行試驗，更早的拿到了病毒株。 <text:line-break/><text:line-break/><text:a xlink:type="simple" xlink:href="https://youtu.be/P5g1_LJydqI"><text:span text:style-name="T2">https://youtu.be/P5g1_LJydqI</text:span></text:a><text:s/><text:line-break/><text:line-break/>三 <text:line-break/>准备300本马云防疫手册，送给为中国捐口罩的以色列医生 <text:line-break/><text:a xlink:type="simple" xlink:href="https://youtu.be/WttQjfX9zE4"><text:span text:style-name="T2">https://youtu.be/WttQjfX9zE4</text:span></text:a></text:p>
      <text:p text:style-name="P5"><text:span text:style-name="T5">Ethan   |  2020.03.22 18:46   |   </text:span><text:a xlink:type="simple" xlink:href="http://palinfo.habago.org/Entry?Command=Information_PrintForum&amp;#FORUM38934"><text:span text:style-name="T6">#</text:span></text:a></text:p>
      <text:p text:style-name="P6"><text:span text:style-name="T7">2019 10 </text:span><text:span text:style-name="T5">月分武漢運動會，新聞說美軍有</text:span><text:span text:style-name="T7">5</text:span><text:span text:style-name="T5">人得虐疾。</text:span><text:span text:style-name="T7"><text:s/></text:span><text:span text:style-name="T5">請問一下，</text:span><text:span text:style-name="T7"><text:line-break/>1.</text:span><text:span text:style-name="T5">同行五人一起得瘧疾是否常見？</text:span><text:span text:style-name="T7"><text:line-break/>2.</text:span><text:span text:style-name="T5">瘧疾症狀跟肺炎早期症狀類似，是否可能誤診？</text:span></text:p>
      <text:p text:style-name="P5"><text:span text:style-name="T8">王修亮</text:span><text:span text:style-name="T5"><text:s/>  |  2020.03.22 16:23   |   </text:span><text:a xlink:type="simple" xlink:href="http://palinfo.habago.org/Entry?Command=Information_PrintForum&amp;#FORUM38933"><text:span text:style-name="T6">#</text:span></text:a></text:p>
      <text:p text:style-name="P7"><text:span text:style-name="T5">「溝通」和「表達」的本義與程序並不相同。</text:span><text:span text:style-name="T7"><text:line-break/><text:line-break/></text:span><text:span text:style-name="T5">★</text:span><text:span text:style-name="T7"><text:line-break/></text:span><text:span text:style-name="T5">「表達」是個人個性的率真誠意。</text:span><text:span text:style-name="T7"><text:line-break/></text:span><text:span text:style-name="T5">我自己想說、想做甚麼，就從直覺的本能欲望中說甚麼、做甚麼。不在乎別人聽不聽得懂，也不在乎聽到我表達的人有甚麼誤解或情緒反應。</text:span><text:span text:style-name="T7"><text:line-break/></text:span><text:span text:style-name="T5">也許有人因此愉悅、發笑、深思、微慍、憤怒、悲傷、痛苦，表達者完全不在意，只顧自己的傾吐發洩。</text:span><text:span text:style-name="T7"><text:line-break/><text:line-break/></text:span><text:span text:style-name="T5">藝術是一種表達的行為，藝術家不在乎他的表達他人是否了解，是噁心或憤怒他都不在乎。他只是將自己最真誠的感受運用各種道具與形式表達出來，不論是肢體還是色彩、樂音，或綜合素材。藝術家的誠意在道德上是無善無惡的，天然自在，因此是無可比擬的美感。</text:span><text:span text:style-name="T7"><text:line-break/><text:line-break/></text:span><text:span text:style-name="T5">藝術作品在脫離創作者那一霎那，已經擁有獨立的意義與生命，和原作者的人格幾乎無關，由每個閱讀者賦予了他新的意義，藝術家的人格人品各有差距，惹人尊敬、憐惜或唾棄，藝術作品的生命卻無限深遠，無限於時間與空間。</text:span><text:span text:style-name="T7"><text:line-break/><text:line-break/></text:span><text:span text:style-name="T5">「表達」可以如此單純而深刻。</text:span><text:span text:style-name="T7"><text:line-break/><text:line-break/></text:span><text:span text:style-name="T5">藝術美感很難存在於現實生活，因為藝術的真誠並非人文在階級差距中的任性妄為，美感依賴心領神會，依賴對自身深刻的認知與對外界深刻的觀察，這種人在現實生活中非常艱難。</text:span><text:span text:style-name="T7"><text:line-break/><text:line-break/></text:span><text:span text:style-name="T5">★</text:span><text:span text:style-name="T7"><text:line-break/></text:span><text:span text:style-name="T5">「溝通」是兩者之間的互通，是群體行為與群性。</text:span><text:span text:style-name="T7"><text:line-break/></text:span><text:span text:style-name="T5">溝通之前，當然最好能學習表達，人若是不具有自我真誠的情意，不深知自我情意所在，所表達的就幾乎都是「模仿」。</text:span><text:span text:style-name="T7"><text:line-break/></text:span><text:span text:style-name="T5">模仿社會所給予的文辭流行意義，色彩意義，肢體語言意義等等。</text:span><text:span text:style-name="T7"><text:line-break/><text:line-break/></text:span><text:span text:style-name="T5">例如「溝通」和「表達」的本義，模仿的人會搞不清楚生活中單純的「表達」是不存在的，因為除了藝術創作與美感，沒有一種表達不需要理會外在所引起的反應。</text:span><text:span text:style-name="T7"><text:line-break/></text:span><text:span text:style-name="T5">在真實群體生活中，沒有一種表達不包含溝通，沒有獨立存在的表達。</text:span><text:span text:style-name="T7"><text:line-break/><text:line-break/></text:span><text:span text:style-name="T5">就像你說一句帶有女性生殖器官的髒話，不論你是有意或無意，除非你在沒人聽見的私密空間，在公開場合，都會引來各種不同的他人情緒。即使是某些人習慣了沒有情緒，那代表這是同溫層的「流行」，而不是普世反應。</text:span><text:span text:style-name="T7"><text:line-break/></text:span><text:span text:style-name="T5">當然，模仿的人也不了解「流行」「同溫層」「普世反應」這一類言詞的真實定義。</text:span><text:span text:style-name="T7"><text:line-break/><text:line-break/></text:span><text:span text:style-name="T5">溝通大略分三種目的：</text:span><text:span text:style-name="T7"><text:line-break/>1--</text:span><text:span text:style-name="T5">希望你理解我的善意。</text:span><text:span text:style-name="T7"><text:line-break/>2--</text:span><text:span text:style-name="T5">希望你理解我的惡意。</text:span><text:span text:style-name="T7"><text:line-break/>3--</text:span><text:span text:style-name="T5">希望你理解事物知識或技巧。</text:span><text:span text:style-name="T7"><text:line-break/><text:line-break/></text:span><text:span text:style-name="T5">基本目的就是「讓別人能清楚明白我所表達的深意」。</text:span><text:span text:style-name="T7"><text:line-break/></text:span><text:span text:style-name="T5">因為希望你儘量能了解，所以我會斟酌語詞，運用你能理解的語詞。這需要我認知你的文化背景與個人喜惡，當然同時也表達出我的。</text:span><text:span text:style-name="T7"><text:line-break/><text:line-break/></text:span><text:span text:style-name="T5">溝通比表達複雜的太多，在知識上與思考上都需要反覆學習與探討。</text:span><text:span text:style-name="T7"><text:line-break/></text:span><text:span text:style-name="T5">一般來說國小使用「作文」課程來學習表達自我，使用「閱讀」課程來學習了解他人，兩者是溝通的兩端，寫「閱讀心得」是一種綜合學習，需要解析創作者的背景、技巧、生平閱歷、當下心態，還要加上「批判」，正是一種溝通能力的練習。</text:span><text:span text:style-name="T7"><text:line-break/><text:line-break/></text:span><text:span text:style-name="T5">美工設計、廣告設計都是以溝通為目的，希望觀看者喜歡或厭惡某種商品與概念，所以能因為喜歡而購買商品，或因為恐懼厭惡而謹慎小心對待某種疫病。</text:span><text:span text:style-name="T7"><text:line-break/></text:span><text:span text:style-name="T5">溝通必須努力探知對方情感情緒，如果我希望你反感、希望傷害你，我就使用你厭惡的語詞。如果我希望你喜悅或悲傷，我會選用適合你感受的言詞。</text:span><text:span text:style-name="T7"><text:line-break/><text:line-break/></text:span><text:span text:style-name="T5">★</text:span><text:span text:style-name="T7"><text:line-break/></text:span><text:span text:style-name="T5">當然生活不是如此單純的，設計者本身通常有自己的個性美感，在溝通的同時，也很大比例展現了自己的個性美感，觀賞者會因為這附帶的個性美感，更加欣賞或反而厭惡了這個設計。</text:span><text:span text:style-name="T7"><text:line-break/><text:line-break/></text:span><text:span text:style-name="T5">所以在生活實境中，溝通常常是多元面向。例如在溝通「疫病」的恐懼時，也有人會夾帶「歧視」，就像中國病毒或武漢病毒。</text:span><text:span text:style-name="T7"><text:line-break/><text:line-break/></text:span><text:span text:style-name="T5">當人們說：「我沒有歧視，我只是單純地說個名詞」時，表示他無意溝通，也不懂生活實境的多元性，或者說他故意忽視生活實境的多元性。</text:span><text:span text:style-name="T7"><text:line-break/></text:span><text:span text:style-name="T5">他要不是個拒絕溝通，只強烈表達個性，單純的藝術家。要不就是根本不理解「溝通」和「表達」意義的無知者。</text:span><text:span text:style-name="T7"><text:line-break/><text:line-break/></text:span><text:span text:style-name="T5">溝通本來就是「兩這互動的感受與陳述」，只以自我價值批判對方甚至嘲諷對方「想太多」「沒自信」「太自卑」，目的並不在於溝通，目的就只是自傲的睥睨對方。</text:span><text:span text:style-name="T7"><text:line-break/></text:span><text:span text:style-name="T5">我無需辨明雙方到底誰有資格解釋誰、批判誰？那是個人自己的價值判斷，甚至無關藝術美感，藝術美感是不參與批判的，也不參與對錯善惡的，藝術美感基本上只是表達，所以「不觸及任何人」，只觸及自我心靈。</text:span><text:span text:style-name="T7"><text:line-break/><text:line-break/></text:span><text:span text:style-name="T5">當人以藝術創作的心態來自傲、辱罵、歧視的形態觸及他人時，那不是藝術，是設計。設計一種情境，設計一種代替對方、解釋對方情緒的表達，假借這表達就是溝通，帶起一種或善或惡的流行。</text:span><text:span text:style-name="T7"><text:line-break/></text:span><text:span text:style-name="T5">目的就是引起眾人模仿！</text:span><text:span text:style-name="T7"><text:line-break/></text:span><text:span text:style-name="T5">一樣很深刻！惡毒的深刻！</text:span><text:span text:style-name="T7"><text:line-break/><text:line-break/></text:span><text:span text:style-name="T5">失去自我真誠的情意的人，無知於表達與溝通、藝術與任性妄為之間的差異的人，就只能跟著流行模仿，因而還振振有詞於對方「想太多」「沒自信」「太自卑」。</text:span><text:span text:style-name="T7"><text:line-break/></text:span><text:span text:style-name="T5">無知的深刻！</text:span><text:span text:style-name="T7"><text:line-break/><text:line-break/></text:span><text:span text:style-name="T5">中午看到一位朋友強調「精確的陳述很重要」，是否需要精確的陳述，關乎你只是閉門家中任意表達，還是你真的想和外界溝通。</text:span><text:span text:style-name="T7"><text:line-break/></text:span><text:span text:style-name="T5">套句朋友的文法：「溝通」很重要，我想，我這一篇文章有努力溝通。</text:span></text:p>
      <text:p text:style-name="P5"><text:span text:style-name="T8">鄭豐遠</text:span><text:span text:style-name="T5"><text:s/>  |  2020.03.22 14:32   |   </text:span><text:a xlink:type="simple" xlink:href="http://palinfo.habago.org/Entry?Command=Information_PrintForum&amp;#FORUM38932"><text:span text:style-name="T6">#</text:span></text:a></text:p>
      <text:p text:style-name="P6"><text:span text:style-name="T5">怡靜貼的這個寫信給陳平的這位不知是誰，但感覺非常內行，推薦大家一讀。一般做科學研究的人好像都沒有這種頭腦。</text:span><text:span text:style-name="T7"><text:line-break/><text:line-break/></text:span><text:span text:style-name="T5">所謂輿論，實際就是一種病毒，為害程度遠超過自然界的病毒，而且留下無窮後遺症，毒害一整個族群、國家甚至世界數十年甚至上百年。重點是一般人的大腦根本沒有</text:span><text:span text:style-name="T7">"</text:span><text:span text:style-name="T5">抗體</text:span><text:span text:style-name="T7">"</text:span><text:span text:style-name="T5">，對此毫無扺抗能力，被感染了渾然不覺，還以為是自己獨立思考下的結果，自以為見識高人一等，完全不覺得生病了。</text:span></text:p>
      <text:p text:style-name="P5"><text:span text:style-name="T8">怡靜</text:span><text:span text:style-name="T5"><text:s/>  |  2020.03.22 14:05   |   </text:span><text:a xlink:type="simple" xlink:href="http://palinfo.habago.org/Entry?Command=Information_PrintForum&amp;#FORUM38931"><text:span text:style-name="T6">#</text:span></text:a></text:p>
      <text:p text:style-name="P8"><text:span text:style-name="T8">剛剛在陳平老師的微博看到的，提出了另一個有關新冠狀病毒的觀點。</text:span><text:span text:style-name="T7"><text:line-break/><text:line-break/>====<text:line-break/><text:line-break/>https://m.weibo.cn/6616523296/4485235485712245<text:line-break/><text:line-break/></text:span><text:span text:style-name="T8">今天收到一个网友的</text:span><text:span text:style-name="T5">来信（为了保护他，我不在这里披露他的姓名）信中用萨斯病毒的研究做案例，分析了疫情分析的复杂性。不仅是科学分析的复杂性，还有商业利益和地缘政治参与媒体造势叠加的复杂性。他的具体内容可以启发有关专家的分析和争鸣，</text:span><text:span text:style-name="T7"><text:s/></text:span><text:span text:style-name="T8">也有助于破解西方经济学所</text:span><text:span text:style-name="T5">谓</text:span><text:span text:style-name="T7">“</text:span><text:span text:style-name="T8">完全信息</text:span><text:span text:style-name="T7">”</text:span><text:span text:style-name="T8">，</text:span><text:span text:style-name="T7">“</text:span><text:span text:style-name="T8">有效市</text:span><text:span text:style-name="T5">场</text:span><text:span text:style-name="T7">”</text:span><text:span text:style-name="T8">，和</text:span><text:span text:style-name="T7">“</text:span><text:span text:style-name="T8">言</text:span><text:span text:style-name="T5">论自由</text:span><text:span text:style-name="T7">”</text:span><text:span text:style-name="T8">的迷信，教育被自由派和民粹派</text:span><text:span text:style-name="T5">误导的大众。</text:span><text:span text:style-name="T7"><text:line-break/><text:line-break/></text:span><text:span text:style-name="T8">我</text:span><text:span text:style-name="T5">给大家带来的是复杂科学的分析方法，和世界公民的客观视野。</text:span><text:span text:style-name="T7"><text:line-break/><text:line-break/></text:span><text:span text:style-name="T8">我不会自封道德高地</text:span><text:span text:style-name="T5">来为自己的试错文过饰非，而是和各学科的各国科学家对话，来破解当代问题的源头和应对方法。天下没有新古典经济学宣称的普适的最优的制度或方案，各种体制各种环境下发现的方法可以互相借鉴，但要在实践中检验。</text:span><text:span text:style-name="T7"><text:line-break/><text:line-break/></text:span><text:span text:style-name="T8">中国的文化自信，在于中国没有宗教战争，所以可以学</text:span><text:span text:style-name="T5">习各文明的成果，综合人类的知识，探索更好的未来。</text:span><text:span text:style-name="T7"><text:line-break/><text:line-break/></text:span><text:span text:style-name="T8">其中有些猜</text:span><text:span text:style-name="T5">测和场景有待将来的历史检验，大家可以发展自己的假设和叙事，丰富舆论市场的创新和竞争。谢谢大家。</text:span><text:span text:style-name="T7"><text:line-break/><text:line-break/></text:span><text:span text:style-name="T8">信件如下：</text:span><text:span text:style-name="T7"><text:line-break/><text:line-break/></text:span><text:span text:style-name="T8">尊敬的</text:span><text:span text:style-name="T5">陈老师：</text:span><text:span text:style-name="T7"><text:line-break/></text:span><text:span text:style-name="T8">您好！</text:span><text:span text:style-name="T7"><text:line-break/></text:span><text:span text:style-name="T8">我是在美国做生物研究的，之前就</text:span><text:span text:style-name="T5">给您发过邮件。对于目前的新冠肺炎，我也有一些自己的认识，但这些认识不适合公开发表。您对国际局势的理解是我极为仰慕的，所以把文章发给您，期待您能在百忙之中抽时间指教，</text:span><text:span text:style-name="T7"><text:line-break/></text:span><text:span text:style-name="T8">祝您身体健康，生活幸福！</text:span><text:span text:style-name="T7"><text:line-break/><text:line-break/></text:span><text:span text:style-name="T8">全文如下：</text:span><text:span text:style-name="T7"><text:line-break/></text:span><text:span text:style-name="T8">首先要</text:span><text:span text:style-name="T5">说的是，这篇文章整个是社会分析，没有也不会公开发表，其中涉及的医学内容仅仅是个人科学探讨。具体疾病防疫请遵权威医嘱。</text:span><text:span text:style-name="T7"><text:line-break/><text:line-break/></text:span><text:span text:style-name="T8">第一，我</text:span><text:span text:style-name="T5">们先从专业的角度来看一下冠状病毒</text:span><text:span text:style-name="T7">SARS</text:span><text:span text:style-name="T8">，</text:span><text:span text:style-name="T7">Mers</text:span><text:span text:style-name="T8">，和</text:span><text:span text:style-name="T7">Covid</text:span><text:span text:style-name="T8">－</text:span><text:span text:style-name="T7">19</text:span><text:span text:style-name="T8">的区别。从本</text:span><text:span text:style-name="T5">质上来说，这三者没有区别。因为按照</text:span><text:span text:style-name="T7">RNA</text:span><text:span text:style-name="T8">病毒超高的突变率和</text:span><text:span text:style-name="T5">进化速度来说，过去</text:span><text:span text:style-name="T7">17</text:span><text:span text:style-name="T8">年，获得大</text:span><text:span text:style-name="T5">约</text:span><text:span text:style-name="T7">10%</text:span><text:span text:style-name="T8">碱基的差异，甚至获得几个插入突变，在病毒</text:span><text:span text:style-name="T5">进化的尺度上都是很正常的。</text:span><text:span text:style-name="T7"><text:line-break/><text:line-break/></text:span><text:span text:style-name="T8">第二，那么基于第一条是不是可以</text:span><text:span text:style-name="T5">认为</text:span><text:span text:style-name="T7">2019</text:span><text:span text:style-name="T8">年武汉对</text:span><text:span text:style-name="T7">SARS</text:span><text:span text:style-name="T5">谣言的管控就是错误的呢？答案并不是，因为</text:span><text:span text:style-name="T7">SARS</text:span><text:span text:style-name="T8">本身就不是一种</text:span><text:span text:style-name="T5">严重的传染病。只是一个流传了</text:span><text:span text:style-name="T7">17</text:span><text:span text:style-name="T8">年之久的</text:span><text:span text:style-name="T5">谣言。这其中证据有很多，比如最近发表在新英格兰医学的</text:span><text:span text:style-name="T7">&lt;Covid-19 — Navigating the Uncharted&gt;</text:span><text:span text:style-name="T8">这这篇文章就以美国流感和</text:span><text:span text:style-name="T7">covid</text:span><text:span text:style-name="T8">－</text:span><text:span text:style-name="T7">19</text:span><text:span text:style-name="T8">的对比，以</text:span><text:span text:style-name="T5">预测</text:span><text:span text:style-name="T7">covid</text:span><text:span text:style-name="T8">的</text:span><text:span text:style-name="T5">严重性，当然这篇文章的立场是配合当时川普公开表示这个病毒不严重而写的，但也有一定的借鉴意义。结论是说，</text:span><text:span text:style-name="T7">covid</text:span><text:span text:style-name="T8">的死亡率最</text:span><text:span text:style-name="T5">终会在大约在千分之一，或者更低。因为目前公布的死亡率，比如钟南山院士同样发表在新英格兰一些杂志的文章指出死亡率在百分之一这个量级。然而，前者文章的反驳是，钟南山院士团队的结论并没有把死亡率的分母乘以一个系数，就是预测总体未检测，但有感染群体的一个系数，大约是</text:span><text:span text:style-name="T7">100</text:span><text:span text:style-name="T8">左右，那就是把分母乘以了</text:span><text:span text:style-name="T7">100</text:span><text:span text:style-name="T8">。但这篇文章也</text:span><text:span text:style-name="T5">说了，</text:span><text:span text:style-name="T7">SARS</text:span><text:span text:style-name="T8">死亡率</text:span><text:span text:style-name="T7">9</text:span><text:span text:style-name="T8">－</text:span><text:span text:style-name="T7">10%</text:span><text:span text:style-name="T8">，</text:span><text:span text:style-name="T7">Mers</text:span><text:span text:style-name="T8">竟然达到</text:span><text:span text:style-name="T7">36%</text:span><text:span text:style-name="T8">。如果我</text:span><text:span text:style-name="T5">们进去看参考文献，就会发现</text:span><text:span text:style-name="T7">SARS</text:span><text:span text:style-name="T8">和</text:span><text:span text:style-name="T7">Mers</text:span><text:span text:style-name="T8">的数据其实并没有做这个未</text:span><text:span text:style-name="T5">检测感染群体的估算。这个原因有很多，可能是在当时的检测水平也不足以支持这么大规模的检测，也就是我们说的检测越多疫情越严重。也可能是为了隐瞒一个</text:span><text:span text:style-name="T7">17</text:span><text:span text:style-name="T8">年的</text:span><text:span text:style-name="T5">谣言，不自己打自己脸。</text:span><text:span text:style-name="T7"><text:line-break/><text:line-break/></text:span><text:span text:style-name="T8">第三，那么</text:span><text:span text:style-name="T5">为什么武汉死亡那么多病例，第一是因为医疗体系被挤兑，导致城市去工业化，因为人正是因为工业化才使得寿命从原始社会的</text:span><text:span text:style-name="T7">30</text:span><text:span text:style-name="T8">多增长到</text:span><text:span text:style-name="T7">80</text:span><text:span text:style-name="T8">多</text:span><text:span text:style-name="T5">岁的，如果没有工业化，人的寿命将骤然降低。一些本来能够抢救的病患可能因为医疗资源不足而死去，比如一些老年的心血管疾病患者。如果在这个时期，病毒在人群中有十分之一的感染率，那么很可能这些因为生存预期低下的死亡病例会归罪于疫情。另外，把因为信息的集中效应，我们把平时正常发生的死亡事件放在新闻上也会造成如此的轰动效果，所以看上去爆发了严重的疫情。那么到底有没有方法鉴定一个传染病到底是不是严重的疫情呢？学界主要是看</text:span><text:span text:style-name="T7">18</text:span><text:span text:style-name="T5">岁以下人口的死亡率，美国</text:span><text:span text:style-name="T7">CDC</text:span><text:span text:style-name="T8">有一个重要的</text:span><text:span text:style-name="T5">评价流感肺炎死亡率的指标，就是</text:span><text:span text:style-name="T7">18</text:span><text:span text:style-name="T5">岁以下的死亡率。可以理解为生存预期最好的人如果意外死亡，那么很可能是爆发了严重的疫情。但无论</text:span><text:span text:style-name="T7">03 Sars</text:span><text:span text:style-name="T8">（香港大学的研究），和目前的</text:span><text:span text:style-name="T7">covid</text:span><text:span text:style-name="T8">都呈</text:span><text:span text:style-name="T5">现一个相似的年龄死亡率分布，就是老年人死亡多，</text:span><text:span text:style-name="T7">18</text:span><text:span text:style-name="T5">岁以下几乎没有。</text:span><text:span text:style-name="T7"><text:line-break/><text:line-break/></text:span><text:span text:style-name="T8">第四，那么是不是</text:span><text:span text:style-name="T5">说我国对疫情的控制有过当的嫌疑，导致了我国经济的衰退？并不是。这个事情有点复杂，牵扯西方利用一些商业集团本身的利益，同时对中国开战舆论战。如果被不受控的舆论战攻击要害，可能带来的损失不仅仅是经济受损，而是解体风险。这是否是危言损听呢？答案并不是，这是一场蓄谋已久的舆论战配合金融战的攻击。其中不仅有华尔街的众多对冲基金参与，也有生物医药企业涉及其中。</text:span><text:span text:style-name="T7"><text:line-break/><text:line-break/></text:span><text:span text:style-name="T8">第五，如果我</text:span><text:span text:style-name="T5">们说</text:span><text:span text:style-name="T7">SARS</text:span><text:span text:style-name="T8">和</text:span><text:span text:style-name="T7">Mers</text:span><text:span text:style-name="T8">也不是那么</text:span><text:span text:style-name="T5">严重的传染病，但为什么</text:span><text:span text:style-name="T7">03</text:span><text:span text:style-name="T8">世界爆发</text:span><text:span text:style-name="T7">SARS</text:span><text:span text:style-name="T8">会引发那么大的恐慌和心理阴影？这件事有几个</text:span><text:span text:style-name="T5">关键的时间节点值得注意。第一是某公司的抗病毒药物某某在</text:span><text:span text:style-name="T7">1999</text:span><text:span text:style-name="T8">年上市，</text:span><text:span text:style-name="T7">2001</text:span><text:span text:style-name="T8">年</text:span><text:span text:style-name="T5">进入中国市场但一直名不见经传。直到</text:span><text:span text:style-name="T7">03</text:span><text:span text:style-name="T8">年</text:span><text:span text:style-name="T7">SARS</text:span><text:span text:style-name="T8">后，在中国大</text:span><text:span text:style-name="T5">卖。所以这里不排除一种可能性，就是利益相关方可能通过舆论操作的方法刻意夸大疫情的严重，借此获得商业利益。这些事情没有证据，但是可以用一些侧面的情况看出端倪。</text:span><text:span text:style-name="T7"><text:line-break/><text:line-break/></text:span><text:span text:style-name="T8">第六，我</text:span><text:span text:style-name="T5">们再来看看一些与上述情况类似的情况。就是我们的网络上时时刻刻都在流传一些关于中国的谣言，这些文章抹黑中国，把中国老百姓的生活说得水深火热。于此相反，把西方国家的生活说得非常好，人民生活十分幸福。这些编造的消息有时候非常荒唐，比如前天晚上特朗普在推特上发表了种族主义言论，明确说</text:span><text:span text:style-name="T7">chinease virus</text:span><text:span text:style-name="T8">，海外华人无不</text:span><text:span text:style-name="T5">愤慨，但不到一小时后，网上就出现了一个截图，是川普在推特上道歉的内容截图。而事实是川普根本没有发那条道歉推特。那么是谁造的这种假图呢，是美国的公务员吗？肯定不是。那么是谁？答案是移民中介，美国买房中介，海外医疗中介等等，他们有抹黑中国，美化外国的原动力，如果不把中国说的那么不堪，人民怎么会想着移民。说上述例子，就是说确实有一些利益团体和外国政府心战部门的利益一致，心战部门可以在最少的投入下，起到最好的宣传效果。这就所谓以商养战，以战促商。</text:span><text:span text:style-name="T7"><text:line-break/><text:line-break/></text:span><text:span text:style-name="T8">第七，</text:span><text:span text:style-name="T5">现在再回到</text:span><text:span text:style-name="T7">covid</text:span><text:span text:style-name="T8">这件事，看看一些</text:span><text:span text:style-name="T5">侧面的证据，这些证据证明这件事也是一个类似的商战结合事件。例子有很多，我先大致罗列一下总体的观感。</text:span><text:span text:style-name="T7">1. </text:span><text:span text:style-name="T8">西方政府怠于抗疫的</text:span><text:span text:style-name="T5">态度，</text:span><text:span text:style-name="T7">2 .</text:span><text:span text:style-name="T8">美国通过不</text:span><text:span text:style-name="T5">检测隐瞒疫情的态度，</text:span><text:span text:style-name="T7">3. </text:span><text:span text:style-name="T8">新加坡，英国，瑞典等等的佛系抗疫等等。这些</text:span><text:span text:style-name="T5">说明其实西方国家高层政府有一个共识，就是病毒严重性不强。但由于当时他们舆论和社会稳定性较高，所以可以不采取措施。中国的情况不同，政府对舆论的负担较重，而且当时就处于西方舆论战的靶心，所以严重到甚至可以影响稳定的程度。在这种情况下，采取比较妥当的措施是必然的选择。再看一个很重要的例证，那就是印度为什么到现在都没有爆发，可以先下一个一句话的结论，</text:span><text:span text:style-name="T7">“</text:span><text:span text:style-name="T8">印度不是西方制药企业的目</text:span><text:span text:style-name="T5">标市场，也是不西方心战部门的假想敌</text:span><text:span text:style-name="T7">”</text:span><text:span text:style-name="T8">。</text:span><text:span text:style-name="T7"><text:line-break/><text:line-break/></text:span><text:span text:style-name="T8">第八，从</text:span><text:span text:style-name="T7">03</text:span><text:span text:style-name="T8">年的</text:span><text:span text:style-name="T7">SARS</text:span><text:span text:style-name="T8">再次</text:span><text:span text:style-name="T5">说起，</text:span><text:span text:style-name="T7">03</text:span><text:span text:style-name="T8">年的疫情和这次疫情性</text:span><text:span text:style-name="T5">质一样，也不是严重的传染病，更大程度上也是舆论事件，为什么我们今天对</text:span><text:span text:style-name="T7">SARS</text:span><text:span text:style-name="T8">的</text:span><text:span text:style-name="T5">记忆会非常恐怖。是因为目前生物医学学术界的放大效应。就是当年</text:span><text:span text:style-name="T7">SARS</text:span><text:span text:style-name="T5">开始和结束后，许多人变成了依靠</text:span><text:span text:style-name="T7">SARS</text:span><text:span text:style-name="T8">本身吃</text:span><text:span text:style-name="T5">饭，申请了许多与</text:span><text:span text:style-name="T7">SARS</text:span><text:span text:style-name="T8">相</text:span><text:span text:style-name="T5">关的课题，那么试问如果这些人说</text:span><text:span text:style-name="T7">SARS</text:span><text:span text:style-name="T8">不是一种</text:span><text:span text:style-name="T5">严重的传染病，怎么会获得经费支持呢？更何况还有许多商业组织从中获利。那么就变成了一个皇帝的新衣，全世界最多的资金，最聪明的人和最有权势的人都在传颂一个同样的谣言。这个谣言从</text:span><text:span text:style-name="T7">2003</text:span><text:span text:style-name="T8">年一直到了</text:span><text:span text:style-name="T7">2019</text:span><text:span text:style-name="T8">年。这与中古时期欧洲社会流行的末日</text:span><text:span text:style-name="T5">谣言十分相似，当时也是有许多社会上层在重复这些谣言，并且与巨大的经济利益绑定。</text:span><text:span text:style-name="T7"><text:line-break/><text:line-break/></text:span><text:span text:style-name="T8">第九，</text:span><text:span text:style-name="T5">说起谣言，其实每年都有与</text:span><text:span text:style-name="T7">SARS</text:span><text:span text:style-name="T8">爆发有</text:span><text:span text:style-name="T5">关的谣言，从</text:span><text:span text:style-name="T7">03</text:span><text:span text:style-name="T8">年到</text:span><text:span text:style-name="T5">现在几乎没有间断过。只是今年巧合多个事件碰到了一起。有几个关键性的事件值得我们注意。第一就是某公司</text:span><text:span text:style-name="T7">1999</text:span><text:span text:style-name="T8">年上市的某抗病毒药物，在</text:span><text:span text:style-name="T7">2001</text:span><text:span text:style-name="T8">年</text:span><text:span text:style-name="T5">进入中国市场后一直名不见经传，销量不佳，但</text:span><text:span text:style-name="T7">03</text:span><text:span text:style-name="T8">年</text:span><text:span text:style-name="T7">SARS</text:span><text:span text:style-name="T8">以后，变得</text:span><text:span text:style-name="T5">红火起来。与此类比，我在今年</text:span><text:span text:style-name="T7">1</text:span><text:span text:style-name="T8">月就有一个</text:span><text:span text:style-name="T5">预测，那就是，当中国决定喝中药，跳广场舞对抗疫情，而不用美国神药的时候，就注定预示着美国疫情的严重爆发。这个并不是说我们中国控制不力，导致疫情蔓延。而是因为某些制药公司在中国拿不到利润和相应的临床资源，就会把游说方向转向美国。并且，针对这个药物，武汉病毒所也在第一时间抢下了同类化合物运用在国内的专利，并有药物所等多个单位筛选出了新的化合物，包括磷酸氯奎等。目前，在中国针对</text:span><text:span text:style-name="T7">covid-19</text:span><text:span text:style-name="T5">进行临床实验的药物有</text:span><text:span text:style-name="T7">200</text:span><text:span text:style-name="T8">多个，把某美国某神药埋没在这</text:span><text:span text:style-name="T7">200</text:span><text:span text:style-name="T8">多个实</text:span><text:span text:style-name="T5">验中。这并不是说我们小气，不让美国赚钱。原因是因为，既然这个不是一个严重的疫情，那么为什么非要让自己的国民去吃那么贵的药物呢？而且，本身可能是因为这些人有借助这件事配合心战部门对我国进行舆论战的嫌疑。这样的话我国还让他们赚到钱，岂不是鼓励他们继续黑我国，也鼓励其他人有黑我国的动力。所以绝不能让黑中国的人还赚中国的钱。因此，如果前面说的成立，这个疫情本来就不是一个严重的病，仅仅是一个大多数人都携带的，是一个武汉大规模检测就成为武汉肺炎，东京大规模检测就成东京肺炎，纽约大规模检测就成纽约肺炎的病。我们的防控措施关键，就成为了治心为大，治身为小。</text:span><text:span text:style-name="T7"><text:line-break/><text:line-break/></text:span><text:span text:style-name="T8">第十，我</text:span><text:span text:style-name="T5">们确实也是这样做的。国家最高层一定第一时间得知这是对我国的舆论战攻击，并不是真正的疫情，而这个舆论战攻击如果应对不力，可能存在解体风险。如果解体，那损失就不可估量。苏联解体和乌克兰事变时，当地居民的自杀率直线上升，这说明无论如何，大规模的社会动荡对国民的基本生存是有严重影响的，这个损失无法弥补。为了杜绝此事的发生，我们必须第一时间稳住社会，那么策略就是首先承认严重疫情的存在，严重的疫情会把居民本身吓得不敢出门。另外，采用中药和口罩等，用最低的代价，给予居民防疫的信心。口罩不仅仅提升居民防疫的信心，同时也起到规训居民的作用，带着口罩出门就好比一张良民证，戴口罩相当于听从国家号召，不戴口罩起码说明此时此刻不是良民。并且在疫情期间，由于广泛的动员和疫情本身对全社会的说服力，国家也可以做一些在平时时期无法达成的事。总之，因为这一期疫情，和武汉人民的付出，使得整个国家受益匪浅。</text:span><text:span text:style-name="T7"><text:line-break/><text:line-break/></text:span><text:span text:style-name="T8">第十一，对的，</text:span><text:span text:style-name="T5">说到这里的确是要说，武汉人民付出了惨重的代价。起码承受了医疗资源被挤兑带来的危机。究其根本这是西方对我发动饱和舆论攻击的结果，我们已经尽了全力。所以现在西方因为舆论而反噬，是十分正义的报偿。</text:span><text:span text:style-name="T7"><text:line-break/><text:line-break/></text:span><text:span text:style-name="T8">第十二，另外，这次事件还配合了西方对中国的科技战，就是</text:span><text:span text:style-name="T5">针对武汉病毒所的谣言和打压。对我国生物医药企业的科技战其实有多次。比如细胞治疗魏则西事件，打压了我国蓬勃发展的细胞治疗产业，结果这次事件不到半年后，诺华公司的细胞治疗产品上市，每疗程</text:span><text:span text:style-name="T7">20</text:span><text:span text:style-name="T8">万美金左右。再就是去年</text:span><text:span text:style-name="T5">闹得沸沸扬扬的基因编辑婴儿事件，最后按照非法行医，贺建奎被判处有期徒刑。说句实话，能进行这种实验，手续肯定是完整的。这件事的本质就是在利用民意和舆论搞臭新兴行业。前不久，我看到美国的基因编辑临床公司在进行募资。还有前一段时间针对中科院药物所开发的肠道微生物抗阿兹海默药物的抹黑，这是为了打击肠道微生物这个风口。我们也可以看到当时微信群里充斥着一篇论文《通过靶向肠道菌群调控人体的物质需求欲望有望提高廉政建设效率》。这些都是通过舆论打压我国生物医学产业风口的行为。而武汉病毒所的</text:span><text:span text:style-name="T7">P4</text:span><text:span text:style-name="T8">实</text:span><text:span text:style-name="T5">验室，作为重要的大科学装备，对我国一带一路战略，经略非洲，帮助非洲抗击埃博拉等都有决定性的意义。</text:span><text:span text:style-name="T7"><text:line-break/><text:line-break/></text:span><text:span text:style-name="T8">总</text:span><text:span text:style-name="T5">结一下，就是此次疫情本身是舆论战的产物，我国应对得非常及时有效。西方国家的许多应对也不能说无效，但对西方的舆论反噬，一切皆为正义。中国在这次事件中得到了大约</text:span><text:span text:style-name="T7">2</text:span><text:span text:style-name="T8">个月或者更久的战略机遇期。要</text:span><text:span text:style-name="T5">进行未来的预测，必须搞清这一次事件的本质。上述就是对这次事件本质的一些认识。</text:span></text:p>
      <text:p text:style-name="P5"><text:span text:style-name="T8">邹子恒</text:span><text:span text:style-name="T5"><text:s/>  |  2020.03.22 09:30   |   </text:span><text:a xlink:type="simple" xlink:href="http://palinfo.habago.org/Entry?Command=Information_PrintForum&amp;#FORUM38930"><text:span text:style-name="T6">#</text:span></text:a></text:p>
      <text:p text:style-name="P9"><text:span text:style-name="T8">对两岸的和平，作</text:span><text:span text:style-name="T5">为大陆人觉得倒是离它最近的一刻。原因就是在疫情冲击之下美国经济衰颓，同时赤裸裸地展示出在灾难面前，美国精英阶层，尤其是尊贵的参议员们如何将民众福祉放在私人利益之后的。在这种情况下，博弈的天平向着大陆倾斜。</text:span><text:span text:style-name="T7"><text:line-break/><text:line-break/></text:span><text:span text:style-name="T8">所以我相信莫健的</text:span><text:span text:style-name="T5">说法是美国往手头现有筹码加注，就像同时开打的舆论战一样。如果大陆在此时或疫情后动武的话，在舆论上就可以遮盖一切美国政府对其人民的犯罪。同时我相信在其添油加醋下，大陆会变成一个为了军事目标自己释放病毒到全世界、乃至残害自己人民也不惜的超过苏联的怪物。</text:span></text:p>
      <text:p text:style-name="P5"><text:span text:style-name="T8">穎芝</text:span><text:span text:style-name="T5"><text:s/>  |  2020.03.21 11:50   |   </text:span><text:a xlink:type="simple" xlink:href="http://palinfo.habago.org/Entry?Command=Information_PrintForum&amp;#FORUM38927"><text:span text:style-name="T6">#</text:span></text:a></text:p>
      <text:p text:style-name="P7"><text:span text:style-name="T5">兩天前的新聞：</text:span><text:span text:style-name="T7">AIT</text:span><text:span text:style-name="T5">莫健：兩岸軍事衝突風險高，台灣要全面備戰</text:span><text:span text:style-name="T7"><text:line-break/>https://www.storm.mg/article/2416608<text:line-break/><text:line-break/></text:span><text:span text:style-name="T5">ＡＩＴ</text:span><text:span text:style-name="T7"><text:s/></text:span><text:span text:style-name="T5">莫健的話可信嗎？還是在恐嚇台灣，要台灣買更多武器、繳交更多保護費？</text:span><text:span text:style-name="T7"><text:line-break/><text:line-break/></text:span><text:span text:style-name="T5">這則新聞真是令人玩味⋯</text:span><text:span text:style-name="T7"><text:s/></text:span><text:span text:style-name="T5">也許早點兩岸統一，才符合台灣人的利益！</text:span></text:p>
      <text:p text:style-name="P5"><text:span text:style-name="T8">阿海</text:span><text:span text:style-name="T5"><text:s/>  |  2020.03.20 18:45   |   </text:span><text:a xlink:type="simple" xlink:href="http://palinfo.habago.org/Entry?Command=Information_PrintForum&amp;#FORUM38923"><text:span text:style-name="T6">#</text:span></text:a></text:p>
      <text:p text:style-name="P6"><text:span text:style-name="T5">陳真醫師寫的生物武器：一個更陰暗的未來</text:span><text:span text:style-name="T7">(7)</text:span><text:span text:style-name="T5">，十分驚心動魄。</text:span><text:span text:style-name="T7"><text:line-break/></text:span><text:span text:style-name="T5">忘了是在哪裡聽到一句話，帶點黑色幽默：「如國美國說你有核彈，你最好真的有。」</text:span></text:p>
      <text:p text:style-name="P2">陳真   |  2020.03.20 11:30   |   <text:a xlink:type="simple" xlink:href="http://palinfo.habago.org/Entry?Command=Information_PrintForum#FORUM38922"><text:span text:style-name="T1">#</text:span></text:a></text:p>
      <text:p text:style-name="P3">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2">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2">老羊   |  2020.03.20 03:27   |   <text:a xlink:type="simple" xlink:href="http://palinfo.habago.org/Entry?Command=Information_PrintForum#FORUM38921"><text:span text:style-name="T1">#</text:span></text:a></text:p>
      <text:p text:style-name="P3">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2">陳真   |  2020.03.20 01:31   |   <text:a xlink:type="simple" xlink:href="http://palinfo.habago.org/Entry?Command=Information_PrintForum#FORUM38920"><text:span text:style-name="T1">#</text:span></text:a></text:p>
      <text:p text:style-name="P4">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2">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2">Ethan   |  2020.03.19 23:56   |   <text:a xlink:type="simple" xlink:href="http://palinfo.habago.org/Entry?Command=Information_PrintForum#FORUM38919"><text:span text:style-name="T1">#</text:span></text:a></text:p>
      <text:p text:style-name="P3"><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Ethan   |  2020.03.19 23:56   |   <text:a xlink:type="simple" xlink:href="http://palinfo.habago.org/Entry?Command=Information_PrintForum#FORUM38918"><text:span text:style-name="T1">#</text:span></text:a></text:p>
      <text:p text:style-name="P4"><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西瓜   |  2020.03.19 22:41   |   <text:a xlink:type="simple" xlink:href="http://palinfo.habago.org/Entry?Command=Information_PrintForum#FORUM38917"><text:span text:style-name="T1">#</text:span></text:a></text:p>
      <text:p text:style-name="P3">推荐大家一个特别精良得访谈节目，名字叫十三邀,共4季，每一季访问13个各行各业的人。如下面这一期访问罗大佑，片头有些长，9分50秒正式开始。 <text:line-break/><text:line-break/><text:a xlink:type="simple" xlink:href="https://bit.ly/2IWicHR"><text:span text:style-name="T2">https://bit.ly/2IWicHR</text:span></text:a></text:p>
      <text:p text:style-name="P2">李宗益   |  2020.03.19 22:01   |   <text:a xlink:type="simple" xlink:href="http://palinfo.habago.org/Entry?Command=Information_PrintForum#FORUM38916"><text:span text:style-name="T1">#</text:span></text:a></text:p>
      <text:p text:style-name="P4">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2">程為仁   |  2020.03.19 11:27   |   <text:a xlink:type="simple" xlink:href="http://palinfo.habago.org/Entry?Command=Information_PrintForum#FORUM38915"><text:span text:style-name="T1">#</text:span></text:a></text:p>
      <text:p text:style-name="P3">說到巧合，彗星C/2019 Y4，上一次巧合地見證了人類文明的開始。</text:p>
      <text:p text:style-name="P2">老羊   |  2020.03.19 09:45   |   <text:a xlink:type="simple" xlink:href="http://palinfo.habago.org/Entry?Command=Information_PrintForum#FORUM38914"><text:span text:style-name="T1">#</text:span></text:a></text:p>
      <text:p text:style-name="P3">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2">許世勤   |  2020.03.19 09:36   |   <text:a xlink:type="simple" xlink:href="http://palinfo.habago.org/Entry?Command=Information_PrintForum#FORUM38913"><text:span text:style-name="T1">#</text:span></text:a></text:p>
      <text:p text:style-name="P4">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2">許世勤   |  2020.03.19 09:07   |   <text:a xlink:type="simple" xlink:href="http://palinfo.habago.org/Entry?Command=Information_PrintForum#FORUM38912"><text:span text:style-name="T1">#</text:span></text:a></text:p>
      <text:p text:style-name="P3">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2">莊靖   |  2020.03.19 09:07   |   <text:a xlink:type="simple" xlink:href="http://palinfo.habago.org/Entry?Command=Information_PrintForum#FORUM38911"><text:span text:style-name="T1">#</text:span></text:a></text:p>
      <text:p text:style-name="P4">To 陳真醫生 <text:line-break/><text:line-break/>我讀了該篇論文的理解也是如此，該篇論文並沒有指出美國才是源頭。 <text:line-break/><text:line-break/>美國是源頭的說法是其他人以此論文(看起來主要是從最後一個圖)推論出來。</text:p>
      <text:p text:style-name="P2">Akan   |  2020.03.19 05:59   |   <text:a xlink:type="simple" xlink:href="http://palinfo.habago.org/Entry?Command=Information_PrintForum#FORUM38910"><text:span text:style-name="T1">#</text:span></text:a></text:p>
      <text:p text:style-name="P3">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2">林柏甫   |  2020.03.19 05:24   |   <text:a xlink:type="simple" xlink:href="http://palinfo.habago.org/Entry?Command=Information_PrintForum#FORUM38909"><text:span text:style-name="T1">#</text:span></text:a></text:p>
      <text:p text:style-name="P10"><text:span text:style-name="T9">中國新聞網上個月中旬就有文章暗示美國可能是病毒來源 <text:line-break/></text:span><text:a xlink:type="simple" xlink:href="http://www.chinanews.com/sh/2020/02-22/9100907.shtml"><text:span text:style-name="T10">http://www.chinanews.com/sh/2020/02-22/9100907.shtml</text:span></text:a><text:span text:style-name="T9"><text:s/><text:line-break/><text:line-break/>然後被東森新聞引用 <text:line-break/></text:span><text:a xlink:type="simple" xlink:href="https://www.youtube.com/watch?v=nY1FET8gWuU"><text:span text:style-name="T10">https://www.youtube.com/watch?v=nY1FET8gWuU</text:span></text:a><text:span text:style-name="T9"><text:s/><text:line-break/><text:line-break/>上面這個新聞的後半部(刻意去除了引用的資料來源)還被轉發到微博和知乎上說是台灣學者的發現 <text:line-break/></text:span><text:a xlink:type="simple" xlink:href="https://www.zhihu.com/question/375561683"><text:span text:style-name="T10">https://www.zhihu.com/question/375561683</text:span></text:a></text:p>
      <text:p text:style-name="P2">陳真   |  2020.03.19 03:07   |   <text:a xlink:type="simple" xlink:href="http://palinfo.habago.org/Entry?Command=Information_PrintForum#FORUM38908"><text:span text:style-name="T1">#</text:span></text:a></text:p>
      <text:p text:style-name="P3">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2">Akan   |  2020.03.19 01:56   |   <text:a xlink:type="simple" xlink:href="http://palinfo.habago.org/Entry?Command=Information_PrintForum#FORUM38907"><text:span text:style-name="T1">#</text:span></text:a></text:p>
      <text:p text:style-name="P4">更正：Fort Detrick 是研究伊波拉病毒和其他幾個致命病毒的實驗室，伊波拉病毒是絲狀，新冠是冠狀病毒；而 Gilead 這民間藥廠2014年跟CDC以及陸軍實驗室合作研發伊波拉病毒"疫苗“..忘了疫苗兩個字..........</text:p>
      <text:p text:style-name="P2">Akan   |  2020.03.19 01:52   |   <text:a xlink:type="simple" xlink:href="http://palinfo.habago.org/Entry?Command=Information_PrintForum#FORUM38906"><text:span text:style-name="T1">#</text:span></text:a></text:p>
      <text:p text:style-name="P3">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2">張友禮   |  2020.03.18 23:23   |   <text:a xlink:type="simple" xlink:href="http://palinfo.habago.org/Entry?Command=Information_PrintForum#FORUM38905"><text:span text:style-name="T1">#</text:span></text:a></text:p>
      <text:p text:style-name="P10"><text:span text:style-name="T9">32张海报，32句：感谢有你！ <text:line-break/></text:span><text:a xlink:type="simple" xlink:href="https://www.guancha.cn/politics/2020_03_18_542361.shtml"><text:span text:style-name="T10">https://www.guancha.cn/politics/2020_03_18_542361.shtml</text:span></text:a><text:span text:style-name="T9"><text:s/><text:line-break/>看著看著眼睛就濕了</text:span></text:p>
      <text:p text:style-name="P2">陳真   |  2020.03.18 19:55   |   <text:a xlink:type="simple" xlink:href="http://palinfo.habago.org/Entry?Command=Information_PrintForum#FORUM38904"><text:span text:style-name="T1">#</text:span></text:a></text:p>
      <text:p text:style-name="P3">謝謝莊靖，看起來好像是說華南海鮮市場不是源頭，而不是說中國不是源頭，也不是說美國才是源頭。我的理解正確嗎？</text:p>
      <text:p text:style-name="P2">莊靖   |  2020.03.18 18:16   |   <text:a xlink:type="simple" xlink:href="http://palinfo.habago.org/Entry?Command=Information_PrintForum#FORUM38903"><text:span text:style-name="T1">#</text:span></text:a></text:p>
      <text:p text:style-name="P4">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2">陳真   |  2020.03.18 16:54   |   <text:a xlink:type="simple" xlink:href="http://palinfo.habago.org/Entry?Command=Information_PrintForum#FORUM38902"><text:span text:style-name="T1">#</text:span></text:a></text:p>
      <text:p text:style-name="P3">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2">陳真   |  2020.03.18 15:47   |   <text:a xlink:type="simple" xlink:href="http://palinfo.habago.org/Entry?Command=Information_PrintForum#FORUM38901"><text:span text:style-name="T1">#</text:span></text:a></text:p>
      <text:p text:style-name="P3">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10"><text:span text:style-name="T9">大家可以看看 <text:line-break/></text:span><text:a xlink:type="simple" xlink:href="https://www.zhihu.com/question/377496289/answer/1069616884"><text:span text:style-name="T10">https://www.zhihu.com/question/377496289/answer/1069616884</text:span></text:a><text:span text:style-name="T9"><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11"><text:a xlink:type="simple" xlink:href="http://datanews.caixin.com/2020-03-05/101524429.html"><text:span text:style-name="T10">http://datanews.caixin.com/2020-03-05/101524429.html</text:span></text:a><text:span text:style-name="T9"><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5"><text:span text:style-name="T8">陳真</text:span><text:span text:style-name="T5"><text:s/>  |  2020.03.02 00:16   |   </text:span><text:a xlink:type="simple" xlink:href="http://palinfo.habago.org/Entry?Command=Information_PrintForum&amp;iPage=1#FORUM38827"><text:span text:style-name="T6">#</text:span></text:a></text:p>
      <text:p text:style-name="P6"><text:span text:style-name="T5">這是有關陳明忠的一個視頻，不是刻意挑，而只是剛好看到：</text:span><text:span text:style-name="T7"><text:line-break/><text:line-break/></text:span><text:a xlink:type="simple" xlink:href="https://bit.ly/2PDYOD5"><text:span text:style-name="T11">https://bit.ly/2PDYOD5</text:span></text:a><text:span text:style-name="T7"><text:line-break/><text:line-break/></text:span><text:span text:style-name="T5">想請大家看，主要是因為裏頭有陳明忠的發言，還有一位陳鼓應，</text:span><text:span text:style-name="T7">85</text:span><text:span text:style-name="T5">歲了，看起來還很硬朗；研究老莊，殷海光的學生，原先在台大哲學系教書。</text:span><text:span text:style-name="T7"><text:line-break/><text:line-break/>1978</text:span><text:span text:style-name="T5">年，陳鼓應和陳婉真聯合參選立委與國大代表。當年選舉，因為台美斷交而喊停。</text:span><text:span text:style-name="T7"><text:line-break/><text:line-break/></text:span><text:span text:style-name="T5">我不認識陳鼓應，但認識</text:span><text:span text:style-name="T7"> </text:span><text:span text:style-name="T5">「台建</text:span><text:span text:style-name="T7"><text:s/></text:span><text:span text:style-name="T5">」</text:span><text:span text:style-name="T7"><text:s/>(</text:span><text:span text:style-name="T5">台灣建國組織</text:span><text:span text:style-name="T7">) </text:span><text:span text:style-name="T5">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7"><text:line-break/><text:line-break/></text:span><text:span text:style-name="T5">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7">1990</text:span><text:span text:style-name="T5">年便開始有計畫地推展台獨，包括強力動員學生</text:span><text:span text:style-name="T7"><text:s/>(</text:span><text:span text:style-name="T5">所謂「野百合」</text:span><text:span text:style-name="T7">) </text:span><text:span text:style-name="T5">鬥爭所謂</text:span><text:span text:style-name="T7"> </text:span><text:span text:style-name="T5">「非主流派」，妖魔化外省統派政治勢力，高舉</text:span><text:span text:style-name="T7"> </text:span><text:span text:style-name="T5">「本土</text:span><text:span text:style-name="T7"><text:s/></text:span><text:span text:style-name="T5">」大旗，宣揚所謂台灣主權。幾年後，也就是九零年代中期，台獨就成為台灣一個主要政治勢力。</text:span><text:span text:style-name="T7"><text:line-break/><text:line-break/></text:span><text:span text:style-name="T5">十年後，九零年代末，</text:span><text:span text:style-name="T7"> </text:span><text:span text:style-name="T5">「愛台灣」登場，以</text:span><text:span text:style-name="T7"> </text:span><text:span text:style-name="T5">「親中賣台」罪名強力塑造內部敵人，進一步走向法西斯，迫害與打壓統派。</text:span><text:span text:style-name="T7"><text:line-break/><text:line-break/></text:span><text:span text:style-name="T5">接下來進入</text:span><text:span text:style-name="T7">21</text:span><text:span text:style-name="T5">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7"><text:line-break/><text:line-break/></text:span><text:span text:style-name="T5">現在是</text:span><text:span text:style-name="T7">2020</text:span><text:span text:style-name="T5">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7"><text:line-break/><text:line-break/></text:span><text:span text:style-name="T5">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7"><text:line-break/><text:line-break/></text:span><text:span text:style-name="T5">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7"><text:line-break/><text:line-break/></text:span><text:span text:style-name="T5">簡單說：唯一出路就是自救；不是依靠哪個英雄豪傑或賢人志士的帶領，而是依靠每一個腦子清醒且尚未絕望者的積極作為與表態。</text:span><text:span text:style-name="T7"><text:line-break/><text:line-break/></text:span><text:span text:style-name="T5">政治這東西是這樣：你不理它，它還是會理你，事實上你不可能置身事外。因此，我們最好能及時面對它，而不要以為自己可以袖手旁觀而不用付出代價。</text:span></text:p>
      <text:p text:style-name="P5"><text:span text:style-name="T8">陳真</text:span><text:span text:style-name="T5"><text:s/>  |  2020.03.01 00:39   |   </text:span><text:a xlink:type="simple" xlink:href="http://palinfo.habago.org/Entry?Command=Information_PrintForum&amp;iPage=1#FORUM38826"><text:span text:style-name="T6">#</text:span></text:a></text:p>
      <text:p text:style-name="P12"><text:span text:style-name="T5">I am in this world but not of it.<text:line-break/><text:line-break/>--J.D.Salinger</text:span></text:p>
      <text:p text:style-name="P5"><text:span text:style-name="T8">陳真</text:span><text:span text:style-name="T5"><text:s/>  |  2020.03.01 00:21   |   </text:span><text:a xlink:type="simple" xlink:href="http://palinfo.habago.org/Entry?Command=Information_PrintForum&amp;iPage=1#FORUM38825"><text:span text:style-name="T6">#</text:span></text:a></text:p>
      <text:p text:style-name="P7"><text:span text:style-name="T7">(</text:span><text:span text:style-name="T5">續</text:span><text:span text:style-name="T7">)<text:line-break/><text:line-break/></text:span><text:span text:style-name="T5">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7"><text:s/>"</text:span><text:span text:style-name="T5">戰力</text:span><text:span text:style-name="T7">"</text:span><text:span text:style-name="T5">？需要跟誰戰什麼？我有那麼沒出息嗎？我會在蛆的小世界裏</text:span><text:span text:style-name="T7"><text:s/>"</text:span><text:span text:style-name="T5">爆紅</text:span><text:span text:style-name="T7">"</text:span><text:span text:style-name="T5">？然後去揭人家的什麼底？有可能嗎？我有那麼低能與無聊嗎？我是這樣那樣的人嗎？</text:span><text:span text:style-name="T7"><text:line-break/><text:line-break/></text:span><text:span text:style-name="T5">總之，講什麼都行，拜託別講到我身上來。網路世界我沒法管，但這版面拜託就讓我留點最後的一絲尊嚴。</text:span><text:span text:style-name="T7"><text:line-break/><text:line-break/></text:span><text:span text:style-name="T5">我知萬康兄是抬舉，但我看自己要遠比這個大，更遠比這個小。</text:span><text:span text:style-name="T7"><text:line-break/><text:line-break/>2018</text:span><text:span text:style-name="T5">年</text:span><text:span text:style-name="T7">3</text:span><text:span text:style-name="T5">月</text:span><text:span text:style-name="T7">28</text:span><text:span text:style-name="T5">日，維根斯坦最仰慕的詩人</text:span><text:span text:style-name="T7">Friedrich Hölderlin </text:span><text:span text:style-name="T5">給我寄來一張卡片，上面引用一句他生平很喜歡的話，那是耶穌會創始人</text:span><text:span text:style-name="T7">Ignacio de Loyola </text:span><text:span text:style-name="T5">的墓誌銘：</text:span><text:span text:style-name="T7"><text:line-break/><text:line-break/>“Non coerceri maximo, contineri tamen a minimo, divinum est.”<text:line-break/><text:line-break/></text:span><text:span text:style-name="T5">翻譯成英文就是：</text:span><text:span text:style-name="T7"><text:line-break/><text:line-break/>“To suffer no restriction from anything however great, and yet to be contained in the tiniest of things, that is divine.”<text:line-break/><text:line-break/></text:span><text:span text:style-name="T5">我給翻成中文如下：</text:span><text:span text:style-name="T7"><text:line-break/><text:line-break/>"</text:span><text:span text:style-name="T5">無礙於至大，有容於至小，是為神聖。</text:span><text:span text:style-name="T7">"<text:line-break/><text:line-break/></text:span><text:span text:style-name="T5">活著，比最大還大，比最小還小。如是我聞。</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